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6.61458333333333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lyphname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Position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Unicode</text:p>
          </table:table-cell>
          <table:table-cell office:value-type="string" table:style-name="ce2">
            <text:p>Decimal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luteChart</text:p>
          </table:table-cell>
          <table:table-cell office:value-type="string" table:style-name="ce1">
            <text:p>E000</text:p>
          </table:table-cell>
          <table:table-cell office:value-type="float" office:value="57344" table:formula="of:=HEX2DEC([.C2])" table:style-name="ce1">
            <text:p>57344</text:p>
          </table:table-cell>
          <table:table-cell office:value-type="string" office:string-value="StartChar: uniE000&#13;Encoding: 4 57344 3" table:formula="of:=&quot;StartChar: uni&quot;&amp;[.C2]&amp;CHAR(13)&amp;&quot;Encoding: &quot;&amp;[.A2]&amp;&quot; &quot;&amp;[.D2]&amp;&quot; &quot;&amp;[.A2]-1" table:style-name="ce1">
            <text:p>StartChar: uniE000<text:line-break/>Encoding: 4 57344 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luteCFoot</text:p>
          </table:table-cell>
          <table:table-cell office:value-type="string" table:style-name="ce1">
            <text:p>E001</text:p>
          </table:table-cell>
          <table:table-cell office:value-type="float" office:value="57345" table:formula="of:=HEX2DEC([.C3])" table:style-name="ce1">
            <text:p>57345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luteBFoot</text:p>
          </table:table-cell>
          <table:table-cell office:value-type="string" table:style-name="ce1">
            <text:p>E002</text:p>
          </table:table-cell>
          <table:table-cell office:value-type="float" office:value="57346" table:formula="of:=HEX2DEC([.C4])" table:style-name="ce1">
            <text:p>57346</text:p>
          </table:table-cell>
          <table:table-cell table:number-columns-repeated="16380" table:style-name="ce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fluteRHCSharpTrill</text:p>
          </table:table-cell>
          <table:table-cell office:value-type="string" table:style-name="ce1">
            <text:p>E003</text:p>
          </table:table-cell>
          <table:table-cell office:value-type="float" office:value="57347" table:formula="of:=HEX2DEC([.C5])" table:style-name="ce1">
            <text:p>57347</text:p>
          </table:table-cell>
          <table:table-cell table:number-columns-repeated="16380" table:style-name="ce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fluteOpenHoleSystem</text:p>
          </table:table-cell>
          <table:table-cell office:value-type="string" table:style-name="ce1">
            <text:p>E004</text:p>
          </table:table-cell>
          <table:table-cell office:value-type="float" office:value="57348" table:formula="of:=HEX2DEC([.C6])" table:style-name="ce1">
            <text:p>57348</text:p>
          </table:table-cell>
          <table:table-cell table:number-columns-repeated="16380" table:style-name="ce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fluteKingmaSystem</text:p>
          </table:table-cell>
          <table:table-cell office:value-type="string" table:style-name="ce1">
            <text:p>E005</text:p>
          </table:table-cell>
          <table:table-cell office:value-type="float" office:value="57349" table:formula="of:=HEX2DEC([.C7])" table:style-name="ce1">
            <text:p>57349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luteLHThumbBFlatClosed</text:p>
          </table:table-cell>
          <table:table-cell office:value-type="string" table:style-name="ce1">
            <text:p>E006</text:p>
          </table:table-cell>
          <table:table-cell office:value-type="float" office:value="57350" table:formula="of:=HEX2DEC([.C8])" table:style-name="ce1">
            <text:p>57350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luteLHThumbBClosed</text:p>
          </table:table-cell>
          <table:table-cell office:value-type="string" table:style-name="ce1">
            <text:p>E007</text:p>
          </table:table-cell>
          <table:table-cell office:value-type="float" office:value="57351" table:formula="of:=HEX2DEC([.C9])" table:style-name="ce1">
            <text:p>57351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luteLH1stFingerClosed</text:p>
          </table:table-cell>
          <table:table-cell office:value-type="string" table:style-name="ce1">
            <text:p>E008</text:p>
          </table:table-cell>
          <table:table-cell office:value-type="float" office:value="57352" table:formula="of:=HEX2DEC([.C10])" table:style-name="ce1">
            <text:p>57352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luteLH2ndFingerClosed</text:p>
          </table:table-cell>
          <table:table-cell office:value-type="string" table:style-name="ce1">
            <text:p>E009</text:p>
          </table:table-cell>
          <table:table-cell office:value-type="float" office:value="57353" table:formula="of:=HEX2DEC([.C11])" table:style-name="ce1">
            <text:p>57353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luteLH3rdFingerClosed</text:p>
          </table:table-cell>
          <table:table-cell office:value-type="string" table:style-name="ce1">
            <text:p>E00A</text:p>
          </table:table-cell>
          <table:table-cell office:value-type="float" office:value="57354" table:formula="of:=HEX2DEC([.C12])" table:style-name="ce1">
            <text:p>57354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luteLHGSharpClosed</text:p>
          </table:table-cell>
          <table:table-cell office:value-type="string" table:style-name="ce1">
            <text:p>E00B</text:p>
          </table:table-cell>
          <table:table-cell office:value-type="float" office:value="57355" table:formula="of:=HEX2DEC([.C13])" table:style-name="ce1">
            <text:p>57355</text:p>
          </table:table-cell>
          <table:table-cell table:number-columns-repeated="16380" table:style-name="ce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fluteRHCSharpTrillClosed</text:p>
          </table:table-cell>
          <table:table-cell office:value-type="string" table:style-name="ce1">
            <text:p>E00C</text:p>
          </table:table-cell>
          <table:table-cell office:value-type="float" office:value="57356" table:formula="of:=HEX2DEC([.C14])" table:style-name="ce1">
            <text:p>57356</text:p>
          </table:table-cell>
          <table:table-cell table:number-columns-repeated="16380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luteRHBFlatTrillClosed</text:p>
          </table:table-cell>
          <table:table-cell office:value-type="string" table:style-name="ce1">
            <text:p>E00D</text:p>
          </table:table-cell>
          <table:table-cell office:value-type="float" office:value="57357" table:formula="of:=HEX2DEC([.C15])" table:style-name="ce1">
            <text:p>57357</text:p>
          </table:table-cell>
          <table:table-cell table:number-columns-repeated="16380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luteRH1stFingerClosed</text:p>
          </table:table-cell>
          <table:table-cell office:value-type="string" table:style-name="ce1">
            <text:p>E00E</text:p>
          </table:table-cell>
          <table:table-cell office:value-type="float" office:value="57358" table:formula="of:=HEX2DEC([.C16])" table:style-name="ce1">
            <text:p>57358</text:p>
          </table:table-cell>
          <table:table-cell table:number-columns-repeated="16380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luteRHDTrillClosed</text:p>
          </table:table-cell>
          <table:table-cell office:value-type="string" table:style-name="ce1">
            <text:p>E00F</text:p>
          </table:table-cell>
          <table:table-cell office:value-type="float" office:value="57359" table:formula="of:=HEX2DEC([.C17])" table:style-name="ce1">
            <text:p>5735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luteRH2ndFingerClosed</text:p>
          </table:table-cell>
          <table:table-cell office:value-type="string" table:style-name="ce1">
            <text:p>E010</text:p>
          </table:table-cell>
          <table:table-cell office:value-type="float" office:value="57360" table:formula="of:=HEX2DEC([.C18])" table:style-name="ce1">
            <text:p>5736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luteRHDSharpTrillClosed</text:p>
          </table:table-cell>
          <table:table-cell office:value-type="string" table:style-name="ce1">
            <text:p>E011</text:p>
          </table:table-cell>
          <table:table-cell office:value-type="float" office:value="57361" table:formula="of:=HEX2DEC([.C19])" table:style-name="ce1">
            <text:p>5736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luteRH3rdFingerClosed</text:p>
          </table:table-cell>
          <table:table-cell office:value-type="string" table:style-name="ce1">
            <text:p>E012</text:p>
          </table:table-cell>
          <table:table-cell office:value-type="float" office:value="57362" table:formula="of:=HEX2DEC([.C20])" table:style-name="ce1">
            <text:p>5736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luteRHEFlatPaddleClosed</text:p>
          </table:table-cell>
          <table:table-cell office:value-type="string" table:style-name="ce1">
            <text:p>E013</text:p>
          </table:table-cell>
          <table:table-cell office:value-type="float" office:value="57363" table:formula="of:=HEX2DEC([.C21])" table:style-name="ce1">
            <text:p>5736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luteRHLowCSharpClosed</text:p>
          </table:table-cell>
          <table:table-cell office:value-type="string" table:style-name="ce1">
            <text:p>E014</text:p>
          </table:table-cell>
          <table:table-cell office:value-type="float" office:value="57364" table:formula="of:=HEX2DEC([.C22])" table:style-name="ce1">
            <text:p>5736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luteRHLowCClosed</text:p>
          </table:table-cell>
          <table:table-cell office:value-type="string" table:style-name="ce1">
            <text:p>E015</text:p>
          </table:table-cell>
          <table:table-cell office:value-type="float" office:value="57365" table:formula="of:=HEX2DEC([.C23])" table:style-name="ce1">
            <text:p>5736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luteRHLowBClosed</text:p>
          </table:table-cell>
          <table:table-cell office:value-type="string" table:style-name="ce1">
            <text:p>E016</text:p>
          </table:table-cell>
          <table:table-cell office:value-type="float" office:value="57366" table:formula="of:=HEX2DEC([.C24])" table:style-name="ce1">
            <text:p>5736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luteRHGizmoClosed</text:p>
          </table:table-cell>
          <table:table-cell office:value-type="string" table:style-name="ce1">
            <text:p>E017</text:p>
          </table:table-cell>
          <table:table-cell office:value-type="float" office:value="57367" table:formula="of:=HEX2DEC([.C25])" table:style-name="ce1">
            <text:p>57367</text:p>
          </table:table-cell>
          <table:table-cell table:number-columns-repeated="16380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fluteKingmaCUpLeverClosed</text:p>
          </table:table-cell>
          <table:table-cell office:value-type="string" table:style-name="ce1">
            <text:p>E018</text:p>
          </table:table-cell>
          <table:table-cell office:value-type="float" office:value="57368" table:formula="of:=HEX2DEC([.C26])" table:style-name="ce1">
            <text:p>57368</text:p>
          </table:table-cell>
          <table:table-cell table:number-columns-repeated="16380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fluteKingmaAuxCSharpTrillClosed</text:p>
          </table:table-cell>
          <table:table-cell office:value-type="string" table:style-name="ce1">
            <text:p>E019</text:p>
          </table:table-cell>
          <table:table-cell office:value-type="float" office:value="57369" table:formula="of:=HEX2DEC([.C27])" table:style-name="ce1">
            <text:p>57369</text:p>
          </table:table-cell>
          <table:table-cell table:number-columns-repeated="16380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fluteKingmaBbUpLeverClosed</text:p>
          </table:table-cell>
          <table:table-cell office:value-type="string" table:style-name="ce1">
            <text:p>E01A</text:p>
          </table:table-cell>
          <table:table-cell office:value-type="float" office:value="57370" table:formula="of:=HEX2DEC([.C28])" table:style-name="ce1">
            <text:p>57370</text:p>
          </table:table-cell>
          <table:table-cell table:number-columns-repeated="16380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fluteKingmaBUpLeverClosed</text:p>
          </table:table-cell>
          <table:table-cell office:value-type="string" table:style-name="ce1">
            <text:p>E01B</text:p>
          </table:table-cell>
          <table:table-cell office:value-type="float" office:value="57371" table:formula="of:=HEX2DEC([.C29])" table:style-name="ce1">
            <text:p>57371</text:p>
          </table:table-cell>
          <table:table-cell table:number-columns-repeated="16380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fluteKingmaGUpLeverClosed</text:p>
          </table:table-cell>
          <table:table-cell office:value-type="string" table:style-name="ce1">
            <text:p>E01C</text:p>
          </table:table-cell>
          <table:table-cell office:value-type="float" office:value="57372" table:formula="of:=HEX2DEC([.C30])" table:style-name="ce1">
            <text:p>57372</text:p>
          </table:table-cell>
          <table:table-cell table:number-columns-repeated="16380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fluteKingmaFSharpBarClosed</text:p>
          </table:table-cell>
          <table:table-cell office:value-type="string" table:style-name="ce1">
            <text:p>E01D</text:p>
          </table:table-cell>
          <table:table-cell office:value-type="float" office:value="57373" table:formula="of:=HEX2DEC([.C31])" table:style-name="ce1">
            <text:p>57373</text:p>
          </table:table-cell>
          <table:table-cell table:number-columns-repeated="16380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fluteKingmaDUpLeverClosed</text:p>
          </table:table-cell>
          <table:table-cell office:value-type="string" table:style-name="ce1">
            <text:p>E01E</text:p>
          </table:table-cell>
          <table:table-cell office:value-type="float" office:value="57374" table:formula="of:=HEX2DEC([.C32])" table:style-name="ce1">
            <text:p>57374</text:p>
          </table:table-cell>
          <table:table-cell table:number-columns-repeated="16380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fluteLH2ndFingerRingOnly</text:p>
          </table:table-cell>
          <table:table-cell office:value-type="string" table:style-name="ce1">
            <text:p>E01F</text:p>
          </table:table-cell>
          <table:table-cell office:value-type="float" office:value="57375" table:formula="of:=HEX2DEC([.C33])" table:style-name="ce1">
            <text:p>57375</text:p>
          </table:table-cell>
          <table:table-cell table:number-columns-repeated="16380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fluteLH3rdFingerRingOnly</text:p>
          </table:table-cell>
          <table:table-cell office:value-type="string" table:style-name="ce1">
            <text:p>E020</text:p>
          </table:table-cell>
          <table:table-cell office:value-type="float" office:value="57376" table:formula="of:=HEX2DEC([.C34])" table:style-name="ce1">
            <text:p>57376</text:p>
          </table:table-cell>
          <table:table-cell table:number-columns-repeated="16380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fluteRH1stFingerRingOnly</text:p>
          </table:table-cell>
          <table:table-cell office:value-type="string" table:style-name="ce1">
            <text:p>E021</text:p>
          </table:table-cell>
          <table:table-cell office:value-type="float" office:value="57377" table:formula="of:=HEX2DEC([.C35])" table:style-name="ce1">
            <text:p>57377</text:p>
          </table:table-cell>
          <table:table-cell table:number-columns-repeated="16380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fluteRH2ndFingerRingOnly</text:p>
          </table:table-cell>
          <table:table-cell office:value-type="string" table:style-name="ce1">
            <text:p>E022</text:p>
          </table:table-cell>
          <table:table-cell office:value-type="float" office:value="57378" table:formula="of:=HEX2DEC([.C36])" table:style-name="ce1">
            <text:p>57378</text:p>
          </table:table-cell>
          <table:table-cell table:number-columns-repeated="16380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fluteRH3rdFingerRingOnly</text:p>
          </table:table-cell>
          <table:table-cell office:value-type="string" table:style-name="ce1">
            <text:p>E023</text:p>
          </table:table-cell>
          <table:table-cell office:value-type="float" office:value="57379" table:formula="of:=HEX2DEC([.C37])" table:style-name="ce1">
            <text:p>5737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luteLH1stFingerHalfClosedLeft</text:p>
          </table:table-cell>
          <table:table-cell office:value-type="string" table:style-name="ce1">
            <text:p>E024</text:p>
          </table:table-cell>
          <table:table-cell office:value-type="float" office:value="57380" table:formula="of:=HEX2DEC([.C38])" table:style-name="ce1">
            <text:p>5738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luteLH2ndFingerHalfClosedLeft</text:p>
          </table:table-cell>
          <table:table-cell office:value-type="string" table:style-name="ce1">
            <text:p>E025</text:p>
          </table:table-cell>
          <table:table-cell office:value-type="float" office:value="57381" table:formula="of:=HEX2DEC([.C39])" table:style-name="ce1">
            <text:p>5738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luteLH3rdFingerHalfClosedLeft</text:p>
          </table:table-cell>
          <table:table-cell office:value-type="string" table:style-name="ce1">
            <text:p>E026</text:p>
          </table:table-cell>
          <table:table-cell office:value-type="float" office:value="57382" table:formula="of:=HEX2DEC([.C40])" table:style-name="ce1">
            <text:p>5738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luteRH1stFingerHalfClosedLeft</text:p>
          </table:table-cell>
          <table:table-cell office:value-type="string" table:style-name="ce1">
            <text:p>E027</text:p>
          </table:table-cell>
          <table:table-cell office:value-type="float" office:value="57383" table:formula="of:=HEX2DEC([.C41])" table:style-name="ce1">
            <text:p>5738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luteRH2ndFingerHalfClosedLeft</text:p>
          </table:table-cell>
          <table:table-cell office:value-type="string" table:style-name="ce1">
            <text:p>E028</text:p>
          </table:table-cell>
          <table:table-cell office:value-type="float" office:value="57384" table:formula="of:=HEX2DEC([.C42])" table:style-name="ce1">
            <text:p>5738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luteRH3rdFingerHalfClosedLeft</text:p>
          </table:table-cell>
          <table:table-cell office:value-type="string" table:style-name="ce1">
            <text:p>E029</text:p>
          </table:table-cell>
          <table:table-cell office:value-type="float" office:value="57385" table:formula="of:=HEX2DEC([.C43])" table:style-name="ce1">
            <text:p>5738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luteLH1stFingerHalfClosedRight</text:p>
          </table:table-cell>
          <table:table-cell office:value-type="string" table:style-name="ce1">
            <text:p>E02A</text:p>
          </table:table-cell>
          <table:table-cell office:value-type="float" office:value="57386" table:formula="of:=HEX2DEC([.C44])" table:style-name="ce1">
            <text:p>5738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luteLH2ndFingerHalfClosedRight</text:p>
          </table:table-cell>
          <table:table-cell office:value-type="string" table:style-name="ce1">
            <text:p>E02B</text:p>
          </table:table-cell>
          <table:table-cell office:value-type="float" office:value="57387" table:formula="of:=HEX2DEC([.C45])" table:style-name="ce1">
            <text:p>5738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luteLH3rdFingerHalfClosedRight</text:p>
          </table:table-cell>
          <table:table-cell office:value-type="string" table:style-name="ce1">
            <text:p>E02C</text:p>
          </table:table-cell>
          <table:table-cell office:value-type="float" office:value="57388" table:formula="of:=HEX2DEC([.C46])" table:style-name="ce1">
            <text:p>5738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luteRH1stFingerHalfClosedRight</text:p>
          </table:table-cell>
          <table:table-cell office:value-type="string" table:style-name="ce1">
            <text:p>E02D</text:p>
          </table:table-cell>
          <table:table-cell office:value-type="float" office:value="57389" table:formula="of:=HEX2DEC([.C47])" table:style-name="ce1">
            <text:p>5738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luteRH2ndFingerHalfClosedRight</text:p>
          </table:table-cell>
          <table:table-cell office:value-type="string" table:style-name="ce1">
            <text:p>E02E</text:p>
          </table:table-cell>
          <table:table-cell office:value-type="float" office:value="57390" table:formula="of:=HEX2DEC([.C48])" table:style-name="ce1">
            <text:p>5739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luteRH3rdFingerHalfClosedRight</text:p>
          </table:table-cell>
          <table:table-cell office:value-type="string" table:style-name="ce1">
            <text:p>E02F</text:p>
          </table:table-cell>
          <table:table-cell office:value-type="float" office:value="57391" table:formula="of:=HEX2DEC([.C49])" table:style-name="ce1">
            <text:p>5739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luteLH1stFingerQuarterClosedLeft</text:p>
          </table:table-cell>
          <table:table-cell office:value-type="string" table:style-name="ce1">
            <text:p>E030</text:p>
          </table:table-cell>
          <table:table-cell office:value-type="float" office:value="57392" table:formula="of:=HEX2DEC([.C50])" table:style-name="ce1">
            <text:p>5739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luteLH2ndFingerQuarterClosedLeft</text:p>
          </table:table-cell>
          <table:table-cell office:value-type="string" table:style-name="ce1">
            <text:p>E031</text:p>
          </table:table-cell>
          <table:table-cell office:value-type="float" office:value="57393" table:formula="of:=HEX2DEC([.C51])" table:style-name="ce1">
            <text:p>5739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luteLH3rdFingerQuarterClosedLeft</text:p>
          </table:table-cell>
          <table:table-cell office:value-type="string" table:style-name="ce1">
            <text:p>E032</text:p>
          </table:table-cell>
          <table:table-cell office:value-type="float" office:value="57394" table:formula="of:=HEX2DEC([.C52])" table:style-name="ce1">
            <text:p>5739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luteRH1stFingerQuarterClosedLeft</text:p>
          </table:table-cell>
          <table:table-cell office:value-type="string" table:style-name="ce1">
            <text:p>E033</text:p>
          </table:table-cell>
          <table:table-cell office:value-type="float" office:value="57395" table:formula="of:=HEX2DEC([.C53])" table:style-name="ce1">
            <text:p>5739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luteRH2ndFingerQuarterClosedLeft</text:p>
          </table:table-cell>
          <table:table-cell office:value-type="string" table:style-name="ce1">
            <text:p>E034</text:p>
          </table:table-cell>
          <table:table-cell office:value-type="float" office:value="57396" table:formula="of:=HEX2DEC([.C54])" table:style-name="ce1">
            <text:p>5739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luteRH3rdFingerQuarterClosedLeft</text:p>
          </table:table-cell>
          <table:table-cell office:value-type="string" table:style-name="ce1">
            <text:p>E035</text:p>
          </table:table-cell>
          <table:table-cell office:value-type="float" office:value="57397" table:formula="of:=HEX2DEC([.C55])" table:style-name="ce1">
            <text:p>5739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luteLH1stFingerQuarterClosedRight</text:p>
          </table:table-cell>
          <table:table-cell office:value-type="string" table:style-name="ce1">
            <text:p>E036</text:p>
          </table:table-cell>
          <table:table-cell office:value-type="float" office:value="57398" table:formula="of:=HEX2DEC([.C56])" table:style-name="ce1">
            <text:p>5739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luteLH2ndFingerQuarterClosedRight</text:p>
          </table:table-cell>
          <table:table-cell office:value-type="string" table:style-name="ce1">
            <text:p>E037</text:p>
          </table:table-cell>
          <table:table-cell office:value-type="float" office:value="57399" table:formula="of:=HEX2DEC([.C57])" table:style-name="ce1">
            <text:p>5739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luteLH3rdFingerQuarterClosedRight</text:p>
          </table:table-cell>
          <table:table-cell office:value-type="string" table:style-name="ce1">
            <text:p>E038</text:p>
          </table:table-cell>
          <table:table-cell office:value-type="float" office:value="57400" table:formula="of:=HEX2DEC([.C58])" table:style-name="ce1">
            <text:p>5740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luteRH1stFingerQuarterClosedRight</text:p>
          </table:table-cell>
          <table:table-cell office:value-type="string" table:style-name="ce1">
            <text:p>E039</text:p>
          </table:table-cell>
          <table:table-cell office:value-type="float" office:value="57401" table:formula="of:=HEX2DEC([.C59])" table:style-name="ce1">
            <text:p>5740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luteRH2ndFingerQuarterClosedRight</text:p>
          </table:table-cell>
          <table:table-cell office:value-type="string" table:style-name="ce1">
            <text:p>E03A</text:p>
          </table:table-cell>
          <table:table-cell office:value-type="float" office:value="57402" table:formula="of:=HEX2DEC([.C60])" table:style-name="ce1">
            <text:p>5740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luteRH3rdFingerQuarterClosedRight</text:p>
          </table:table-cell>
          <table:table-cell office:value-type="string" table:style-name="ce1">
            <text:p>E03B</text:p>
          </table:table-cell>
          <table:table-cell office:value-type="float" office:value="57403" table:formula="of:=HEX2DEC([.C61])" table:style-name="ce1">
            <text:p>5740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luteLHThumbBFlatTrill</text:p>
          </table:table-cell>
          <table:table-cell office:value-type="string" table:style-name="ce1">
            <text:p>E03C</text:p>
          </table:table-cell>
          <table:table-cell office:value-type="float" office:value="57404" table:formula="of:=HEX2DEC([.C62])" table:style-name="ce1">
            <text:p>5740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luteLHThumbBTrill</text:p>
          </table:table-cell>
          <table:table-cell office:value-type="string" table:style-name="ce1">
            <text:p>E03D</text:p>
          </table:table-cell>
          <table:table-cell office:value-type="float" office:value="57405" table:formula="of:=HEX2DEC([.C63])" table:style-name="ce1">
            <text:p>5740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luteLH1stFingerTrill</text:p>
          </table:table-cell>
          <table:table-cell office:value-type="string" table:style-name="ce1">
            <text:p>E03E</text:p>
          </table:table-cell>
          <table:table-cell office:value-type="float" office:value="57406" table:formula="of:=HEX2DEC([.C64])" table:style-name="ce1">
            <text:p>5740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fluteLH2ndFingerTrill</text:p>
          </table:table-cell>
          <table:table-cell office:value-type="string" table:style-name="ce1">
            <text:p>E03F</text:p>
          </table:table-cell>
          <table:table-cell office:value-type="float" office:value="57407" table:formula="of:=HEX2DEC([.C65])" table:style-name="ce1">
            <text:p>5740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fluteLH3rdFingerTrill</text:p>
          </table:table-cell>
          <table:table-cell office:value-type="string" table:style-name="ce1">
            <text:p>E040</text:p>
          </table:table-cell>
          <table:table-cell office:value-type="float" office:value="57408" table:formula="of:=HEX2DEC([.C66])" table:style-name="ce1">
            <text:p>5740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fluteLHGSharpTrill</text:p>
          </table:table-cell>
          <table:table-cell office:value-type="string" table:style-name="ce1">
            <text:p>E041</text:p>
          </table:table-cell>
          <table:table-cell office:value-type="float" office:value="57409" table:formula="of:=HEX2DEC([.C67])" table:style-name="ce1">
            <text:p>57409</text:p>
          </table:table-cell>
          <table:table-cell table:number-columns-repeated="16380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fluteRHCSharpTrillTrill</text:p>
          </table:table-cell>
          <table:table-cell office:value-type="string" table:style-name="ce1">
            <text:p>E042</text:p>
          </table:table-cell>
          <table:table-cell office:value-type="float" office:value="57410" table:formula="of:=HEX2DEC([.C68])" table:style-name="ce1">
            <text:p>5741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fluteRHBFlatTrillTrill</text:p>
          </table:table-cell>
          <table:table-cell office:value-type="string" table:style-name="ce1">
            <text:p>E043</text:p>
          </table:table-cell>
          <table:table-cell office:value-type="float" office:value="57411" table:formula="of:=HEX2DEC([.C69])" table:style-name="ce1">
            <text:p>5741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fluteRH1stFingerTrill</text:p>
          </table:table-cell>
          <table:table-cell office:value-type="string" table:style-name="ce1">
            <text:p>E044</text:p>
          </table:table-cell>
          <table:table-cell office:value-type="float" office:value="57412" table:formula="of:=HEX2DEC([.C70])" table:style-name="ce1">
            <text:p>5741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fluteRHDTrillTrill</text:p>
          </table:table-cell>
          <table:table-cell office:value-type="string" table:style-name="ce1">
            <text:p>E045</text:p>
          </table:table-cell>
          <table:table-cell office:value-type="float" office:value="57413" table:formula="of:=HEX2DEC([.C71])" table:style-name="ce1">
            <text:p>5741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fluteRH2ndFingerTrill</text:p>
          </table:table-cell>
          <table:table-cell office:value-type="string" table:style-name="ce1">
            <text:p>E046</text:p>
          </table:table-cell>
          <table:table-cell office:value-type="float" office:value="57414" table:formula="of:=HEX2DEC([.C72])" table:style-name="ce1">
            <text:p>5741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fluteRHDSharpTrillTrill</text:p>
          </table:table-cell>
          <table:table-cell office:value-type="string" table:style-name="ce1">
            <text:p>E047</text:p>
          </table:table-cell>
          <table:table-cell office:value-type="float" office:value="57415" table:formula="of:=HEX2DEC([.C73])" table:style-name="ce1">
            <text:p>5741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fluteRH3rdFingerTrill</text:p>
          </table:table-cell>
          <table:table-cell office:value-type="string" table:style-name="ce1">
            <text:p>E048</text:p>
          </table:table-cell>
          <table:table-cell office:value-type="float" office:value="57416" table:formula="of:=HEX2DEC([.C74])" table:style-name="ce1">
            <text:p>5741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fluteRHEFlatPaddleTrill</text:p>
          </table:table-cell>
          <table:table-cell office:value-type="string" table:style-name="ce1">
            <text:p>E049</text:p>
          </table:table-cell>
          <table:table-cell office:value-type="float" office:value="57417" table:formula="of:=HEX2DEC([.C75])" table:style-name="ce1">
            <text:p>5741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fluteRHLowCSharpTrill</text:p>
          </table:table-cell>
          <table:table-cell office:value-type="string" table:style-name="ce1">
            <text:p>E04A</text:p>
          </table:table-cell>
          <table:table-cell office:value-type="float" office:value="57418" table:formula="of:=HEX2DEC([.C76])" table:style-name="ce1">
            <text:p>5741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fluteRHLowCTrill</text:p>
          </table:table-cell>
          <table:table-cell office:value-type="string" table:style-name="ce1">
            <text:p>E04B</text:p>
          </table:table-cell>
          <table:table-cell office:value-type="float" office:value="57419" table:formula="of:=HEX2DEC([.C77])" table:style-name="ce1">
            <text:p>5741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fluteRHLowBTrill</text:p>
          </table:table-cell>
          <table:table-cell office:value-type="string" table:style-name="ce1">
            <text:p>E04C</text:p>
          </table:table-cell>
          <table:table-cell office:value-type="float" office:value="57420" table:formula="of:=HEX2DEC([.C78])" table:style-name="ce1">
            <text:p>57420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fluteRHGizmoTrill</text:p>
          </table:table-cell>
          <table:table-cell office:value-type="string" table:style-name="ce1">
            <text:p>E04D</text:p>
          </table:table-cell>
          <table:table-cell office:value-type="float" office:value="57421" table:formula="of:=HEX2DEC([.C79])" table:style-name="ce1">
            <text:p>57421</text:p>
          </table:table-cell>
          <table:table-cell table:number-columns-repeated="16380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fluteKingmaCUpLeverTrill</text:p>
          </table:table-cell>
          <table:table-cell office:value-type="string" table:style-name="ce1">
            <text:p>E04E</text:p>
          </table:table-cell>
          <table:table-cell office:value-type="float" office:value="57422" table:formula="of:=HEX2DEC([.C80])" table:style-name="ce1">
            <text:p>57422</text:p>
          </table:table-cell>
          <table:table-cell table:number-columns-repeated="16380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fluteKingmaAuxCSharpTrillTrill</text:p>
          </table:table-cell>
          <table:table-cell office:value-type="string" table:style-name="ce1">
            <text:p>E04F</text:p>
          </table:table-cell>
          <table:table-cell office:value-type="float" office:value="57423" table:formula="of:=HEX2DEC([.C81])" table:style-name="ce1">
            <text:p>57423</text:p>
          </table:table-cell>
          <table:table-cell table:number-columns-repeated="16380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fluteKingmaBbUpLeverTrill</text:p>
          </table:table-cell>
          <table:table-cell office:value-type="string" table:style-name="ce1">
            <text:p>E050</text:p>
          </table:table-cell>
          <table:table-cell office:value-type="float" office:value="57424" table:formula="of:=HEX2DEC([.C82])" table:style-name="ce1">
            <text:p>57424</text:p>
          </table:table-cell>
          <table:table-cell table:number-columns-repeated="16380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fluteKingmaBUpLeverTrill</text:p>
          </table:table-cell>
          <table:table-cell office:value-type="string" table:style-name="ce1">
            <text:p>E051</text:p>
          </table:table-cell>
          <table:table-cell office:value-type="float" office:value="57425" table:formula="of:=HEX2DEC([.C83])" table:style-name="ce1">
            <text:p>57425</text:p>
          </table:table-cell>
          <table:table-cell table:number-columns-repeated="16380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fluteKingmaGUpLeverTrill</text:p>
          </table:table-cell>
          <table:table-cell office:value-type="string" table:style-name="ce1">
            <text:p>E052</text:p>
          </table:table-cell>
          <table:table-cell office:value-type="float" office:value="57426" table:formula="of:=HEX2DEC([.C84])" table:style-name="ce1">
            <text:p>57426</text:p>
          </table:table-cell>
          <table:table-cell table:number-columns-repeated="16380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fluteKingmaFSharpBarTrill</text:p>
          </table:table-cell>
          <table:table-cell office:value-type="string" table:style-name="ce1">
            <text:p>E053</text:p>
          </table:table-cell>
          <table:table-cell office:value-type="float" office:value="57427" table:formula="of:=HEX2DEC([.C85])" table:style-name="ce1">
            <text:p>57427</text:p>
          </table:table-cell>
          <table:table-cell table:number-columns-repeated="16380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fluteKingmaDUpLeverTrill</text:p>
          </table:table-cell>
          <table:table-cell office:value-type="string" table:style-name="ce1">
            <text:p>E054</text:p>
          </table:table-cell>
          <table:table-cell office:value-type="float" office:value="57428" table:formula="of:=HEX2DEC([.C86])" table:style-name="ce1">
            <text:p>57428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clarinetChart</text:p>
          </table:table-cell>
          <table:table-cell office:value-type="string" table:style-name="ce1">
            <text:p>E0A0</text:p>
          </table:table-cell>
          <table:table-cell office:value-type="float" office:value="57504" table:formula="of:=HEX2DEC([.C87])" table:style-name="ce1">
            <text:p>5750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clarinetBassEFlatOpen</text:p>
          </table:table-cell>
          <table:table-cell office:value-type="string" table:style-name="ce1">
            <text:p>E0A1</text:p>
          </table:table-cell>
          <table:table-cell office:value-type="float" office:value="57505" table:formula="of:=HEX2DEC([.C88])" table:style-name="ce1">
            <text:p>5750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clarinetRegisterClosed</text:p>
          </table:table-cell>
          <table:table-cell office:value-type="string" table:style-name="ce1">
            <text:p>E0A2</text:p>
          </table:table-cell>
          <table:table-cell office:value-type="float" office:value="57506" table:formula="of:=HEX2DEC([.C89])" table:style-name="ce1">
            <text:p>5750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clarinetLHThumbClosed</text:p>
          </table:table-cell>
          <table:table-cell office:value-type="string" table:style-name="ce1">
            <text:p>E0A3</text:p>
          </table:table-cell>
          <table:table-cell office:value-type="float" office:value="57507" table:formula="of:=HEX2DEC([.C90])" table:style-name="ce1">
            <text:p>5750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clarinetLHAClosed</text:p>
          </table:table-cell>
          <table:table-cell office:value-type="string" table:style-name="ce1">
            <text:p>E0A4</text:p>
          </table:table-cell>
          <table:table-cell office:value-type="float" office:value="57508" table:formula="of:=HEX2DEC([.C91])" table:style-name="ce1">
            <text:p>5750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clarinetLHGSharpClosed</text:p>
          </table:table-cell>
          <table:table-cell office:value-type="string" table:style-name="ce1">
            <text:p>E0A5</text:p>
          </table:table-cell>
          <table:table-cell office:value-type="float" office:value="57509" table:formula="of:=HEX2DEC([.C92])" table:style-name="ce1">
            <text:p>5750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clarinetLH1stFingerClosed</text:p>
          </table:table-cell>
          <table:table-cell office:value-type="string" table:style-name="ce1">
            <text:p>E0A6</text:p>
          </table:table-cell>
          <table:table-cell office:value-type="float" office:value="57510" table:formula="of:=HEX2DEC([.C93])" table:style-name="ce1">
            <text:p>57510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clarinetLH2ndFingerClosed</text:p>
          </table:table-cell>
          <table:table-cell office:value-type="string" table:style-name="ce1">
            <text:p>E0A7</text:p>
          </table:table-cell>
          <table:table-cell office:value-type="float" office:value="57511" table:formula="of:=HEX2DEC([.C94])" table:style-name="ce1">
            <text:p>5751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clarinetLHEFlatClosed</text:p>
          </table:table-cell>
          <table:table-cell office:value-type="string" table:style-name="ce1">
            <text:p>E0A8</text:p>
          </table:table-cell>
          <table:table-cell office:value-type="float" office:value="57512" table:formula="of:=HEX2DEC([.C95])" table:style-name="ce1">
            <text:p>5751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clarinetLH3rdFingerClosed</text:p>
          </table:table-cell>
          <table:table-cell office:value-type="string" table:style-name="ce1">
            <text:p>E0A9</text:p>
          </table:table-cell>
          <table:table-cell office:value-type="float" office:value="57513" table:formula="of:=HEX2DEC([.C96])" table:style-name="ce1">
            <text:p>5751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clarinetLHCSharpClosed</text:p>
          </table:table-cell>
          <table:table-cell office:value-type="string" table:style-name="ce1">
            <text:p>E0AA</text:p>
          </table:table-cell>
          <table:table-cell office:value-type="float" office:value="57514" table:formula="of:=HEX2DEC([.C97])" table:style-name="ce1">
            <text:p>5751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clarinetLHFClosed</text:p>
          </table:table-cell>
          <table:table-cell office:value-type="string" table:style-name="ce1">
            <text:p>E0AB</text:p>
          </table:table-cell>
          <table:table-cell office:value-type="float" office:value="57515" table:formula="of:=HEX2DEC([.C98])" table:style-name="ce1">
            <text:p>57515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clarinetLHGSharpAltClosed</text:p>
          </table:table-cell>
          <table:table-cell office:value-type="string" table:style-name="ce1">
            <text:p>E0AC</text:p>
          </table:table-cell>
          <table:table-cell office:value-type="float" office:value="57516" table:formula="of:=HEX2DEC([.C99])" table:style-name="ce1">
            <text:p>5751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clarinetLHEClosed</text:p>
          </table:table-cell>
          <table:table-cell office:value-type="string" table:style-name="ce1">
            <text:p>E0AD</text:p>
          </table:table-cell>
          <table:table-cell office:value-type="float" office:value="57517" table:formula="of:=HEX2DEC([.C100])" table:style-name="ce1">
            <text:p>5751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clarinetRH1stSideClosed</text:p>
          </table:table-cell>
          <table:table-cell office:value-type="string" table:style-name="ce1">
            <text:p>E0AE</text:p>
          </table:table-cell>
          <table:table-cell office:value-type="float" office:value="57518" table:formula="of:=HEX2DEC([.C101])" table:style-name="ce1">
            <text:p>5751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clarinetRH2ndSideClosed</text:p>
          </table:table-cell>
          <table:table-cell office:value-type="string" table:style-name="ce1">
            <text:p>E0AF</text:p>
          </table:table-cell>
          <table:table-cell office:value-type="float" office:value="57519" table:formula="of:=HEX2DEC([.C102])" table:style-name="ce1">
            <text:p>5751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clarinetRH3rdSideClosed</text:p>
          </table:table-cell>
          <table:table-cell office:value-type="string" table:style-name="ce1">
            <text:p>E0B0</text:p>
          </table:table-cell>
          <table:table-cell office:value-type="float" office:value="57520" table:formula="of:=HEX2DEC([.C103])" table:style-name="ce1">
            <text:p>5752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clarinetRH4thSideClosed</text:p>
          </table:table-cell>
          <table:table-cell office:value-type="string" table:style-name="ce1">
            <text:p>E0B1</text:p>
          </table:table-cell>
          <table:table-cell office:value-type="float" office:value="57521" table:formula="of:=HEX2DEC([.C104])" table:style-name="ce1">
            <text:p>5752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clarinetRH1stFingerClosed</text:p>
          </table:table-cell>
          <table:table-cell office:value-type="string" table:style-name="ce1">
            <text:p>E0B2</text:p>
          </table:table-cell>
          <table:table-cell office:value-type="float" office:value="57522" table:formula="of:=HEX2DEC([.C105])" table:style-name="ce1">
            <text:p>5752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clarinetRH2ndFingerClosed</text:p>
          </table:table-cell>
          <table:table-cell office:value-type="string" table:style-name="ce1">
            <text:p>E0B3</text:p>
          </table:table-cell>
          <table:table-cell office:value-type="float" office:value="57523" table:formula="of:=HEX2DEC([.C106])" table:style-name="ce1">
            <text:p>5752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clarinetRHBClosed</text:p>
          </table:table-cell>
          <table:table-cell office:value-type="string" table:style-name="ce1">
            <text:p>E0B4</text:p>
          </table:table-cell>
          <table:table-cell office:value-type="float" office:value="57524" table:formula="of:=HEX2DEC([.C107])" table:style-name="ce1">
            <text:p>5752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clarinetRH3rdFingerClosed</text:p>
          </table:table-cell>
          <table:table-cell office:value-type="string" table:style-name="ce1">
            <text:p>E0B5</text:p>
          </table:table-cell>
          <table:table-cell office:value-type="float" office:value="57525" table:formula="of:=HEX2DEC([.C108])" table:style-name="ce1">
            <text:p>5752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clarinetRHFSharpClosed</text:p>
          </table:table-cell>
          <table:table-cell office:value-type="string" table:style-name="ce1">
            <text:p>E0B6</text:p>
          </table:table-cell>
          <table:table-cell office:value-type="float" office:value="57526" table:formula="of:=HEX2DEC([.C109])" table:style-name="ce1">
            <text:p>5752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clarinetRHGSharpClosed</text:p>
          </table:table-cell>
          <table:table-cell office:value-type="string" table:style-name="ce1">
            <text:p>E0B7</text:p>
          </table:table-cell>
          <table:table-cell office:value-type="float" office:value="57527" table:formula="of:=HEX2DEC([.C110])" table:style-name="ce1">
            <text:p>5752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clarinetRHEClosed</text:p>
          </table:table-cell>
          <table:table-cell office:value-type="string" table:style-name="ce1">
            <text:p>E0B8</text:p>
          </table:table-cell>
          <table:table-cell office:value-type="float" office:value="57528" table:formula="of:=HEX2DEC([.C111])" table:style-name="ce1">
            <text:p>5752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clarinetRHFClosed</text:p>
          </table:table-cell>
          <table:table-cell office:value-type="string" table:style-name="ce1">
            <text:p>E0B9</text:p>
          </table:table-cell>
          <table:table-cell office:value-type="float" office:value="57529" table:formula="of:=HEX2DEC([.C112])" table:style-name="ce1">
            <text:p>5752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clarinetBassEFlatClosed</text:p>
          </table:table-cell>
          <table:table-cell office:value-type="string" table:style-name="ce1">
            <text:p>E0BA</text:p>
          </table:table-cell>
          <table:table-cell office:value-type="float" office:value="57530" table:formula="of:=HEX2DEC([.C113])" table:style-name="ce1">
            <text:p>5753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clarinetLH1stFingerRingOnly</text:p>
          </table:table-cell>
          <table:table-cell office:value-type="string" table:style-name="ce1">
            <text:p>E0BB</text:p>
          </table:table-cell>
          <table:table-cell office:value-type="float" office:value="57531" table:formula="of:=HEX2DEC([.C114])" table:style-name="ce1">
            <text:p>5753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clarinetLH2ndFingerRingOnly</text:p>
          </table:table-cell>
          <table:table-cell office:value-type="string" table:style-name="ce1">
            <text:p>E0BC</text:p>
          </table:table-cell>
          <table:table-cell office:value-type="float" office:value="57532" table:formula="of:=HEX2DEC([.C115])" table:style-name="ce1">
            <text:p>5753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clarinetLH3rdFingerRingOnly</text:p>
          </table:table-cell>
          <table:table-cell office:value-type="string" table:style-name="ce1">
            <text:p>E0BD</text:p>
          </table:table-cell>
          <table:table-cell office:value-type="float" office:value="57533" table:formula="of:=HEX2DEC([.C116])" table:style-name="ce1">
            <text:p>5753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clarinetRH1stFingerRingOnly</text:p>
          </table:table-cell>
          <table:table-cell office:value-type="string" table:style-name="ce1">
            <text:p>E0BE</text:p>
          </table:table-cell>
          <table:table-cell office:value-type="float" office:value="57534" table:formula="of:=HEX2DEC([.C117])" table:style-name="ce1">
            <text:p>5753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clarinetRH2ndFingerRingOnly</text:p>
          </table:table-cell>
          <table:table-cell office:value-type="string" table:style-name="ce1">
            <text:p>E0BF</text:p>
          </table:table-cell>
          <table:table-cell office:value-type="float" office:value="57535" table:formula="of:=HEX2DEC([.C118])" table:style-name="ce1">
            <text:p>5753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clarinetRH3rdFingerRingOnly</text:p>
          </table:table-cell>
          <table:table-cell office:value-type="string" table:style-name="ce1">
            <text:p>E0C0</text:p>
          </table:table-cell>
          <table:table-cell office:value-type="float" office:value="57536" table:formula="of:=HEX2DEC([.C119])" table:style-name="ce1">
            <text:p>5753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clarinetLH1stFingerHalfClosedLeft</text:p>
          </table:table-cell>
          <table:table-cell office:value-type="string" table:style-name="ce1">
            <text:p>E0C1</text:p>
          </table:table-cell>
          <table:table-cell office:value-type="float" office:value="57537" table:formula="of:=HEX2DEC([.C120])" table:style-name="ce1">
            <text:p>5753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clarinetLH2ndFingerHalfClosedLeft</text:p>
          </table:table-cell>
          <table:table-cell office:value-type="string" table:style-name="ce1">
            <text:p>E0C2</text:p>
          </table:table-cell>
          <table:table-cell office:value-type="float" office:value="57538" table:formula="of:=HEX2DEC([.C121])" table:style-name="ce1">
            <text:p>57538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clarinetLH3rdFingerHalfClosedLeft</text:p>
          </table:table-cell>
          <table:table-cell office:value-type="string" table:style-name="ce1">
            <text:p>E0C3</text:p>
          </table:table-cell>
          <table:table-cell office:value-type="float" office:value="57539" table:formula="of:=HEX2DEC([.C122])" table:style-name="ce1">
            <text:p>57539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clarinetRH1stFingerHalfClosedLeft</text:p>
          </table:table-cell>
          <table:table-cell office:value-type="string" table:style-name="ce1">
            <text:p>E0C4</text:p>
          </table:table-cell>
          <table:table-cell office:value-type="float" office:value="57540" table:formula="of:=HEX2DEC([.C123])" table:style-name="ce1">
            <text:p>5754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clarinetRH2ndFingerHalfClosedLeft</text:p>
          </table:table-cell>
          <table:table-cell office:value-type="string" table:style-name="ce1">
            <text:p>E0C5</text:p>
          </table:table-cell>
          <table:table-cell office:value-type="float" office:value="57541" table:formula="of:=HEX2DEC([.C124])" table:style-name="ce1">
            <text:p>5754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clarinetRH3rdFingerHalfClosedLeft</text:p>
          </table:table-cell>
          <table:table-cell office:value-type="string" table:style-name="ce1">
            <text:p>E0C6</text:p>
          </table:table-cell>
          <table:table-cell office:value-type="float" office:value="57542" table:formula="of:=HEX2DEC([.C125])" table:style-name="ce1">
            <text:p>57542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larinetLH1stFingerHalfClosedRight</text:p>
          </table:table-cell>
          <table:table-cell office:value-type="string" table:style-name="ce1">
            <text:p>E0C7</text:p>
          </table:table-cell>
          <table:table-cell office:value-type="float" office:value="57543" table:formula="of:=HEX2DEC([.C126])" table:style-name="ce1">
            <text:p>5754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clarinetLH2ndFingerHalfClosedRight</text:p>
          </table:table-cell>
          <table:table-cell office:value-type="string" table:style-name="ce1">
            <text:p>E0C8</text:p>
          </table:table-cell>
          <table:table-cell office:value-type="float" office:value="57544" table:formula="of:=HEX2DEC([.C127])" table:style-name="ce1">
            <text:p>5754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clarinetLH3rdFingerHalfClosedRight</text:p>
          </table:table-cell>
          <table:table-cell office:value-type="string" table:style-name="ce1">
            <text:p>E0C9</text:p>
          </table:table-cell>
          <table:table-cell office:value-type="float" office:value="57545" table:formula="of:=HEX2DEC([.C128])" table:style-name="ce1">
            <text:p>5754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clarinetRH1stFingerHalfClosedRight</text:p>
          </table:table-cell>
          <table:table-cell office:value-type="string" table:style-name="ce1">
            <text:p>E0CA</text:p>
          </table:table-cell>
          <table:table-cell office:value-type="float" office:value="57546" table:formula="of:=HEX2DEC([.C129])" table:style-name="ce1">
            <text:p>57546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clarinetRH2ndFingerHalfClosedRight</text:p>
          </table:table-cell>
          <table:table-cell office:value-type="string" table:style-name="ce1">
            <text:p>E0CB</text:p>
          </table:table-cell>
          <table:table-cell office:value-type="float" office:value="57547" table:formula="of:=HEX2DEC([.C130])" table:style-name="ce1">
            <text:p>5754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clarinetRH3rdFingerHalfClosedRight</text:p>
          </table:table-cell>
          <table:table-cell office:value-type="string" table:style-name="ce1">
            <text:p>E0CC</text:p>
          </table:table-cell>
          <table:table-cell office:value-type="float" office:value="57548" table:formula="of:=HEX2DEC([.C131])" table:style-name="ce1">
            <text:p>57548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clarinetLH1stFingerQuarterClosedLeft</text:p>
          </table:table-cell>
          <table:table-cell office:value-type="string" table:style-name="ce1">
            <text:p>E0CD</text:p>
          </table:table-cell>
          <table:table-cell office:value-type="float" office:value="57549" table:formula="of:=HEX2DEC([.C132])" table:style-name="ce1">
            <text:p>57549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clarinetLH2ndFingerQuarterClosedLeft</text:p>
          </table:table-cell>
          <table:table-cell office:value-type="string" table:style-name="ce1">
            <text:p>E0CE</text:p>
          </table:table-cell>
          <table:table-cell office:value-type="float" office:value="57550" table:formula="of:=HEX2DEC([.C133])" table:style-name="ce1">
            <text:p>5755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clarinetLH3rdFingerQuarterClosedLeft</text:p>
          </table:table-cell>
          <table:table-cell office:value-type="string" table:style-name="ce1">
            <text:p>E0CF</text:p>
          </table:table-cell>
          <table:table-cell office:value-type="float" office:value="57551" table:formula="of:=HEX2DEC([.C134])" table:style-name="ce1">
            <text:p>5755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clarinetRH1stFingerQuarterClosedLeft</text:p>
          </table:table-cell>
          <table:table-cell office:value-type="string" table:style-name="ce1">
            <text:p>E0D0</text:p>
          </table:table-cell>
          <table:table-cell office:value-type="float" office:value="57552" table:formula="of:=HEX2DEC([.C135])" table:style-name="ce1">
            <text:p>5755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clarinetRH2ndFingerQuarterClosedLeft</text:p>
          </table:table-cell>
          <table:table-cell office:value-type="string" table:style-name="ce1">
            <text:p>E0D1</text:p>
          </table:table-cell>
          <table:table-cell office:value-type="float" office:value="57553" table:formula="of:=HEX2DEC([.C136])" table:style-name="ce1">
            <text:p>5755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clarinetRH3rdFingerQuarterClosedLeft</text:p>
          </table:table-cell>
          <table:table-cell office:value-type="string" table:style-name="ce1">
            <text:p>E0D2</text:p>
          </table:table-cell>
          <table:table-cell office:value-type="float" office:value="57554" table:formula="of:=HEX2DEC([.C137])" table:style-name="ce1">
            <text:p>5755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clarinetLH1stFingerQuarterClosedRight</text:p>
          </table:table-cell>
          <table:table-cell office:value-type="string" table:style-name="ce1">
            <text:p>E0D3</text:p>
          </table:table-cell>
          <table:table-cell office:value-type="float" office:value="57555" table:formula="of:=HEX2DEC([.C138])" table:style-name="ce1">
            <text:p>5755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clarinetLH2ndFingerQuarterClosedRight</text:p>
          </table:table-cell>
          <table:table-cell office:value-type="string" table:style-name="ce1">
            <text:p>E0D4</text:p>
          </table:table-cell>
          <table:table-cell office:value-type="float" office:value="57556" table:formula="of:=HEX2DEC([.C139])" table:style-name="ce1">
            <text:p>5755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clarinetLH3rdFingerQuarterClosedRight</text:p>
          </table:table-cell>
          <table:table-cell office:value-type="string" table:style-name="ce1">
            <text:p>E0D5</text:p>
          </table:table-cell>
          <table:table-cell office:value-type="float" office:value="57557" table:formula="of:=HEX2DEC([.C140])" table:style-name="ce1">
            <text:p>57557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clarinetRH1stFingerQuarterClosedRight</text:p>
          </table:table-cell>
          <table:table-cell office:value-type="string" table:style-name="ce1">
            <text:p>E0D6</text:p>
          </table:table-cell>
          <table:table-cell office:value-type="float" office:value="57558" table:formula="of:=HEX2DEC([.C141])" table:style-name="ce1">
            <text:p>57558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clarinetRH2ndFingerQuarterClosedRight</text:p>
          </table:table-cell>
          <table:table-cell office:value-type="string" table:style-name="ce1">
            <text:p>E0D7</text:p>
          </table:table-cell>
          <table:table-cell office:value-type="float" office:value="57559" table:formula="of:=HEX2DEC([.C142])" table:style-name="ce1">
            <text:p>5755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clarinetRH3rdFingerQuarterClosedRight</text:p>
          </table:table-cell>
          <table:table-cell office:value-type="string" table:style-name="ce1">
            <text:p>E0D8</text:p>
          </table:table-cell>
          <table:table-cell office:value-type="float" office:value="57560" table:formula="of:=HEX2DEC([.C143])" table:style-name="ce1">
            <text:p>5756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clarinetRegisterTrill</text:p>
          </table:table-cell>
          <table:table-cell office:value-type="string" table:style-name="ce1">
            <text:p>E0D9</text:p>
          </table:table-cell>
          <table:table-cell office:value-type="float" office:value="57561" table:formula="of:=HEX2DEC([.C144])" table:style-name="ce1">
            <text:p>57561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clarinetLHThumbTrill</text:p>
          </table:table-cell>
          <table:table-cell office:value-type="string" table:style-name="ce1">
            <text:p>E0DA</text:p>
          </table:table-cell>
          <table:table-cell office:value-type="float" office:value="57562" table:formula="of:=HEX2DEC([.C145])" table:style-name="ce1">
            <text:p>57562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clarinetLHATrill</text:p>
          </table:table-cell>
          <table:table-cell office:value-type="string" table:style-name="ce1">
            <text:p>E0DB</text:p>
          </table:table-cell>
          <table:table-cell office:value-type="float" office:value="57563" table:formula="of:=HEX2DEC([.C146])" table:style-name="ce1">
            <text:p>57563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clarinetLHGSharpTrill</text:p>
          </table:table-cell>
          <table:table-cell office:value-type="string" table:style-name="ce1">
            <text:p>E0DC</text:p>
          </table:table-cell>
          <table:table-cell office:value-type="float" office:value="57564" table:formula="of:=HEX2DEC([.C147])" table:style-name="ce1">
            <text:p>5756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clarinetLH1stFingerTrill</text:p>
          </table:table-cell>
          <table:table-cell office:value-type="string" table:style-name="ce1">
            <text:p>E0DD</text:p>
          </table:table-cell>
          <table:table-cell office:value-type="float" office:value="57565" table:formula="of:=HEX2DEC([.C148])" table:style-name="ce1">
            <text:p>5756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clarinetLH2ndFingerTrill</text:p>
          </table:table-cell>
          <table:table-cell office:value-type="string" table:style-name="ce1">
            <text:p>E0DE</text:p>
          </table:table-cell>
          <table:table-cell office:value-type="float" office:value="57566" table:formula="of:=HEX2DEC([.C149])" table:style-name="ce1">
            <text:p>5756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clarinetLHEFlatTrill</text:p>
          </table:table-cell>
          <table:table-cell office:value-type="string" table:style-name="ce1">
            <text:p>E0DF</text:p>
          </table:table-cell>
          <table:table-cell office:value-type="float" office:value="57567" table:formula="of:=HEX2DEC([.C150])" table:style-name="ce1">
            <text:p>5756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clarinetLH3rdFingerTrill</text:p>
          </table:table-cell>
          <table:table-cell office:value-type="string" table:style-name="ce1">
            <text:p>E0E0</text:p>
          </table:table-cell>
          <table:table-cell office:value-type="float" office:value="57568" table:formula="of:=HEX2DEC([.C151])" table:style-name="ce1">
            <text:p>57568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clarinetLHCSharpTrill</text:p>
          </table:table-cell>
          <table:table-cell office:value-type="string" table:style-name="ce1">
            <text:p>E0E1</text:p>
          </table:table-cell>
          <table:table-cell office:value-type="float" office:value="57569" table:formula="of:=HEX2DEC([.C152])" table:style-name="ce1">
            <text:p>57569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clarinetLHFTrill</text:p>
          </table:table-cell>
          <table:table-cell office:value-type="string" table:style-name="ce1">
            <text:p>E0E2</text:p>
          </table:table-cell>
          <table:table-cell office:value-type="float" office:value="57570" table:formula="of:=HEX2DEC([.C153])" table:style-name="ce1">
            <text:p>5757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clarinetLHGSharpAltTrill</text:p>
          </table:table-cell>
          <table:table-cell office:value-type="string" table:style-name="ce1">
            <text:p>E0E3</text:p>
          </table:table-cell>
          <table:table-cell office:value-type="float" office:value="57571" table:formula="of:=HEX2DEC([.C154])" table:style-name="ce1">
            <text:p>5757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clarinetLHETrill</text:p>
          </table:table-cell>
          <table:table-cell office:value-type="string" table:style-name="ce1">
            <text:p>E0E4</text:p>
          </table:table-cell>
          <table:table-cell office:value-type="float" office:value="57572" table:formula="of:=HEX2DEC([.C155])" table:style-name="ce1">
            <text:p>57572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clarinetRH1stSideTrill</text:p>
          </table:table-cell>
          <table:table-cell office:value-type="string" table:style-name="ce1">
            <text:p>E0E5</text:p>
          </table:table-cell>
          <table:table-cell office:value-type="float" office:value="57573" table:formula="of:=HEX2DEC([.C156])" table:style-name="ce1">
            <text:p>5757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clarinetRH2ndSideTrill</text:p>
          </table:table-cell>
          <table:table-cell office:value-type="string" table:style-name="ce1">
            <text:p>E0E6</text:p>
          </table:table-cell>
          <table:table-cell office:value-type="float" office:value="57574" table:formula="of:=HEX2DEC([.C157])" table:style-name="ce1">
            <text:p>57574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clarinetRH3rdSideTrill</text:p>
          </table:table-cell>
          <table:table-cell office:value-type="string" table:style-name="ce1">
            <text:p>E0E7</text:p>
          </table:table-cell>
          <table:table-cell office:value-type="float" office:value="57575" table:formula="of:=HEX2DEC([.C158])" table:style-name="ce1">
            <text:p>57575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clarinetRH4thSideTrill</text:p>
          </table:table-cell>
          <table:table-cell office:value-type="string" table:style-name="ce1">
            <text:p>E0E8</text:p>
          </table:table-cell>
          <table:table-cell office:value-type="float" office:value="57576" table:formula="of:=HEX2DEC([.C159])" table:style-name="ce1">
            <text:p>5757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clarinetRH1stFingerTrill</text:p>
          </table:table-cell>
          <table:table-cell office:value-type="string" table:style-name="ce1">
            <text:p>E0E9</text:p>
          </table:table-cell>
          <table:table-cell office:value-type="float" office:value="57577" table:formula="of:=HEX2DEC([.C160])" table:style-name="ce1">
            <text:p>57577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clarinetRH2ndFingerTrill</text:p>
          </table:table-cell>
          <table:table-cell office:value-type="string" table:style-name="ce1">
            <text:p>E0EA</text:p>
          </table:table-cell>
          <table:table-cell office:value-type="float" office:value="57578" table:formula="of:=HEX2DEC([.C161])" table:style-name="ce1">
            <text:p>57578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clarinetRHBTrill</text:p>
          </table:table-cell>
          <table:table-cell office:value-type="string" table:style-name="ce1">
            <text:p>E0EB</text:p>
          </table:table-cell>
          <table:table-cell office:value-type="float" office:value="57579" table:formula="of:=HEX2DEC([.C162])" table:style-name="ce1">
            <text:p>5757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clarinetRH3rdFingerTrill</text:p>
          </table:table-cell>
          <table:table-cell office:value-type="string" table:style-name="ce1">
            <text:p>E0EC</text:p>
          </table:table-cell>
          <table:table-cell office:value-type="float" office:value="57580" table:formula="of:=HEX2DEC([.C163])" table:style-name="ce1">
            <text:p>5758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clarinetRHFSharpTrill</text:p>
          </table:table-cell>
          <table:table-cell office:value-type="string" table:style-name="ce1">
            <text:p>E0ED</text:p>
          </table:table-cell>
          <table:table-cell office:value-type="float" office:value="57581" table:formula="of:=HEX2DEC([.C164])" table:style-name="ce1">
            <text:p>57581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clarinetRHGSharpTrill</text:p>
          </table:table-cell>
          <table:table-cell office:value-type="string" table:style-name="ce1">
            <text:p>E0EE</text:p>
          </table:table-cell>
          <table:table-cell office:value-type="float" office:value="57582" table:formula="of:=HEX2DEC([.C165])" table:style-name="ce1">
            <text:p>57582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clarinetRHETrill</text:p>
          </table:table-cell>
          <table:table-cell office:value-type="string" table:style-name="ce1">
            <text:p>E0EF</text:p>
          </table:table-cell>
          <table:table-cell office:value-type="float" office:value="57583" table:formula="of:=HEX2DEC([.C166])" table:style-name="ce1">
            <text:p>5758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clarinetRHFTrill</text:p>
          </table:table-cell>
          <table:table-cell office:value-type="string" table:style-name="ce1">
            <text:p>E0F0</text:p>
          </table:table-cell>
          <table:table-cell office:value-type="float" office:value="57584" table:formula="of:=HEX2DEC([.C167])" table:style-name="ce1">
            <text:p>5758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clarinetBassEFlatTrill</text:p>
          </table:table-cell>
          <table:table-cell office:value-type="string" table:style-name="ce1">
            <text:p>E0F1</text:p>
          </table:table-cell>
          <table:table-cell office:value-type="float" office:value="57585" table:formula="of:=HEX2DEC([.C168])" table:style-name="ce1">
            <text:p>57585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oboeChart</text:p>
          </table:table-cell>
          <table:table-cell office:value-type="string" table:style-name="ce1">
            <text:p>E140</text:p>
          </table:table-cell>
          <table:table-cell office:value-type="float" office:value="57664" table:formula="of:=HEX2DEC([.C169])" table:style-name="ce1">
            <text:p>57664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oboeLH3rdOctaveClosed</text:p>
          </table:table-cell>
          <table:table-cell office:value-type="string" table:style-name="ce1">
            <text:p>E141</text:p>
          </table:table-cell>
          <table:table-cell office:value-type="float" office:value="57665" table:formula="of:=HEX2DEC([.C170])" table:style-name="ce1">
            <text:p>5766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oboeLH1stOctaveClosed</text:p>
          </table:table-cell>
          <table:table-cell office:value-type="string" table:style-name="ce1">
            <text:p>E142</text:p>
          </table:table-cell>
          <table:table-cell office:value-type="float" office:value="57666" table:formula="of:=HEX2DEC([.C171])" table:style-name="ce1">
            <text:p>5766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oboeLH1stFingerClosed</text:p>
          </table:table-cell>
          <table:table-cell office:value-type="string" table:style-name="ce1">
            <text:p>E143</text:p>
          </table:table-cell>
          <table:table-cell office:value-type="float" office:value="57667" table:formula="of:=HEX2DEC([.C172])" table:style-name="ce1">
            <text:p>5766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oboeLH2ndOctaveClosed</text:p>
          </table:table-cell>
          <table:table-cell office:value-type="string" table:style-name="ce1">
            <text:p>E144</text:p>
          </table:table-cell>
          <table:table-cell office:value-type="float" office:value="57668" table:formula="of:=HEX2DEC([.C173])" table:style-name="ce1">
            <text:p>57668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oboeLHBTrillClosed</text:p>
          </table:table-cell>
          <table:table-cell office:value-type="string" table:style-name="ce1">
            <text:p>E145</text:p>
          </table:table-cell>
          <table:table-cell office:value-type="float" office:value="57669" table:formula="of:=HEX2DEC([.C174])" table:style-name="ce1">
            <text:p>5766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oboeLHDTrillClosed</text:p>
          </table:table-cell>
          <table:table-cell office:value-type="string" table:style-name="ce1">
            <text:p>E146</text:p>
          </table:table-cell>
          <table:table-cell office:value-type="float" office:value="57670" table:formula="of:=HEX2DEC([.C175])" table:style-name="ce1">
            <text:p>5767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oboeLH2ndFingerClosed</text:p>
          </table:table-cell>
          <table:table-cell office:value-type="string" table:style-name="ce1">
            <text:p>E147</text:p>
          </table:table-cell>
          <table:table-cell office:value-type="float" office:value="57671" table:formula="of:=HEX2DEC([.C176])" table:style-name="ce1">
            <text:p>57671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oboeLHCSharpTrillClosed</text:p>
          </table:table-cell>
          <table:table-cell office:value-type="string" table:style-name="ce1">
            <text:p>E148</text:p>
          </table:table-cell>
          <table:table-cell office:value-type="float" office:value="57672" table:formula="of:=HEX2DEC([.C177])" table:style-name="ce1">
            <text:p>5767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oboeLH3rdFingerClosed</text:p>
          </table:table-cell>
          <table:table-cell office:value-type="string" table:style-name="ce1">
            <text:p>E149</text:p>
          </table:table-cell>
          <table:table-cell office:value-type="float" office:value="57673" table:formula="of:=HEX2DEC([.C178])" table:style-name="ce1">
            <text:p>5767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oboeLHGSharpClosed</text:p>
          </table:table-cell>
          <table:table-cell office:value-type="string" table:style-name="ce1">
            <text:p>E14A</text:p>
          </table:table-cell>
          <table:table-cell office:value-type="float" office:value="57674" table:formula="of:=HEX2DEC([.C179])" table:style-name="ce1">
            <text:p>5767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oboeLHLowBClosed</text:p>
          </table:table-cell>
          <table:table-cell office:value-type="string" table:style-name="ce1">
            <text:p>E14B</text:p>
          </table:table-cell>
          <table:table-cell office:value-type="float" office:value="57675" table:formula="of:=HEX2DEC([.C180])" table:style-name="ce1">
            <text:p>57675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oboeLHEFlatClosed</text:p>
          </table:table-cell>
          <table:table-cell office:value-type="string" table:style-name="ce1">
            <text:p>E14C</text:p>
          </table:table-cell>
          <table:table-cell office:value-type="float" office:value="57676" table:formula="of:=HEX2DEC([.C181])" table:style-name="ce1">
            <text:p>5767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oboeLHFClosed</text:p>
          </table:table-cell>
          <table:table-cell office:value-type="string" table:style-name="ce1">
            <text:p>E14D</text:p>
          </table:table-cell>
          <table:table-cell office:value-type="float" office:value="57677" table:formula="of:=HEX2DEC([.C182])" table:style-name="ce1">
            <text:p>57677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oboeLHLowBFlatClosed</text:p>
          </table:table-cell>
          <table:table-cell office:value-type="string" table:style-name="ce1">
            <text:p>E14E</text:p>
          </table:table-cell>
          <table:table-cell office:value-type="float" office:value="57678" table:formula="of:=HEX2DEC([.C183])" table:style-name="ce1">
            <text:p>57678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oboeRHAClosed</text:p>
          </table:table-cell>
          <table:table-cell office:value-type="string" table:style-name="ce1">
            <text:p>E14F</text:p>
          </table:table-cell>
          <table:table-cell office:value-type="float" office:value="57679" table:formula="of:=HEX2DEC([.C184])" table:style-name="ce1">
            <text:p>57679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oboeRHGSharpClosed</text:p>
          </table:table-cell>
          <table:table-cell office:value-type="string" table:style-name="ce1">
            <text:p>E150</text:p>
          </table:table-cell>
          <table:table-cell office:value-type="float" office:value="57680" table:formula="of:=HEX2DEC([.C185])" table:style-name="ce1">
            <text:p>57680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oboeRH1stFingerClosed</text:p>
          </table:table-cell>
          <table:table-cell office:value-type="string" table:style-name="ce1">
            <text:p>E151</text:p>
          </table:table-cell>
          <table:table-cell office:value-type="float" office:value="57681" table:formula="of:=HEX2DEC([.C186])" table:style-name="ce1">
            <text:p>5768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oboeRHDTrillClosed</text:p>
          </table:table-cell>
          <table:table-cell office:value-type="string" table:style-name="ce1">
            <text:p>E152</text:p>
          </table:table-cell>
          <table:table-cell office:value-type="float" office:value="57682" table:formula="of:=HEX2DEC([.C187])" table:style-name="ce1">
            <text:p>57682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oboeRH2ndFingerClosed</text:p>
          </table:table-cell>
          <table:table-cell office:value-type="string" table:style-name="ce1">
            <text:p>E153</text:p>
          </table:table-cell>
          <table:table-cell office:value-type="float" office:value="57683" table:formula="of:=HEX2DEC([.C188])" table:style-name="ce1">
            <text:p>5768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oboeRHFClosed</text:p>
          </table:table-cell>
          <table:table-cell office:value-type="string" table:style-name="ce1">
            <text:p>E154</text:p>
          </table:table-cell>
          <table:table-cell office:value-type="float" office:value="57684" table:formula="of:=HEX2DEC([.C189])" table:style-name="ce1">
            <text:p>5768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oboeRH3rdFingerClosed</text:p>
          </table:table-cell>
          <table:table-cell office:value-type="string" table:style-name="ce1">
            <text:p>E155</text:p>
          </table:table-cell>
          <table:table-cell office:value-type="float" office:value="57685" table:formula="of:=HEX2DEC([.C190])" table:style-name="ce1">
            <text:p>57685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oboeRHCBananaClosed</text:p>
          </table:table-cell>
          <table:table-cell office:value-type="string" table:style-name="ce1">
            <text:p>E156</text:p>
          </table:table-cell>
          <table:table-cell office:value-type="float" office:value="57686" table:formula="of:=HEX2DEC([.C191])" table:style-name="ce1">
            <text:p>5768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oboeRHLowCClosed</text:p>
          </table:table-cell>
          <table:table-cell office:value-type="string" table:style-name="ce1">
            <text:p>E157</text:p>
          </table:table-cell>
          <table:table-cell office:value-type="float" office:value="57687" table:formula="of:=HEX2DEC([.C192])" table:style-name="ce1">
            <text:p>5768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oboeRHLowCSharpClosed</text:p>
          </table:table-cell>
          <table:table-cell office:value-type="string" table:style-name="ce1">
            <text:p>E158</text:p>
          </table:table-cell>
          <table:table-cell office:value-type="float" office:value="57688" table:formula="of:=HEX2DEC([.C193])" table:style-name="ce1">
            <text:p>5768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oboeRHLowEFlatKeyClosed</text:p>
          </table:table-cell>
          <table:table-cell office:value-type="string" table:style-name="ce1">
            <text:p>E159</text:p>
          </table:table-cell>
          <table:table-cell office:value-type="float" office:value="57689" table:formula="of:=HEX2DEC([.C194])" table:style-name="ce1">
            <text:p>5768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oboeLH1stFingerRingOnly</text:p>
          </table:table-cell>
          <table:table-cell office:value-type="string" table:style-name="ce1">
            <text:p>E15A</text:p>
          </table:table-cell>
          <table:table-cell office:value-type="float" office:value="57690" table:formula="of:=HEX2DEC([.C195])" table:style-name="ce1">
            <text:p>5769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oboeLH2ndFingerRingOnly</text:p>
          </table:table-cell>
          <table:table-cell office:value-type="string" table:style-name="ce1">
            <text:p>E15B</text:p>
          </table:table-cell>
          <table:table-cell office:value-type="float" office:value="57691" table:formula="of:=HEX2DEC([.C196])" table:style-name="ce1">
            <text:p>5769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oboeLH3rdFingerRingOnly</text:p>
          </table:table-cell>
          <table:table-cell office:value-type="string" table:style-name="ce1">
            <text:p>E15C</text:p>
          </table:table-cell>
          <table:table-cell office:value-type="float" office:value="57692" table:formula="of:=HEX2DEC([.C197])" table:style-name="ce1">
            <text:p>57692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oboeRH1stFingerRingOnly</text:p>
          </table:table-cell>
          <table:table-cell office:value-type="string" table:style-name="ce1">
            <text:p>E15D</text:p>
          </table:table-cell>
          <table:table-cell office:value-type="float" office:value="57693" table:formula="of:=HEX2DEC([.C198])" table:style-name="ce1">
            <text:p>5769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oboeRH2ndFingerRingOnly</text:p>
          </table:table-cell>
          <table:table-cell office:value-type="string" table:style-name="ce1">
            <text:p>E15E</text:p>
          </table:table-cell>
          <table:table-cell office:value-type="float" office:value="57694" table:formula="of:=HEX2DEC([.C199])" table:style-name="ce1">
            <text:p>5769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oboeRH3rdFingerRingOnly</text:p>
          </table:table-cell>
          <table:table-cell office:value-type="string" table:style-name="ce1">
            <text:p>E15F</text:p>
          </table:table-cell>
          <table:table-cell office:value-type="float" office:value="57695" table:formula="of:=HEX2DEC([.C200])" table:style-name="ce1">
            <text:p>5769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oboeLH1stFingerHalfClosed</text:p>
          </table:table-cell>
          <table:table-cell office:value-type="string" table:style-name="ce1">
            <text:p>E160</text:p>
          </table:table-cell>
          <table:table-cell office:value-type="float" office:value="57696" table:formula="of:=HEX2DEC([.C201])" table:style-name="ce1">
            <text:p>5769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oboeLH2ndFingerHalfClosedLeft</text:p>
          </table:table-cell>
          <table:table-cell office:value-type="string" table:style-name="ce1">
            <text:p>E161</text:p>
          </table:table-cell>
          <table:table-cell office:value-type="float" office:value="57697" table:formula="of:=HEX2DEC([.C202])" table:style-name="ce1">
            <text:p>57697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oboeLH3rdFingerHalfClosedLeft</text:p>
          </table:table-cell>
          <table:table-cell office:value-type="string" table:style-name="ce1">
            <text:p>E162</text:p>
          </table:table-cell>
          <table:table-cell office:value-type="float" office:value="57698" table:formula="of:=HEX2DEC([.C203])" table:style-name="ce1">
            <text:p>5769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oboeRH1stFingerHalfClosedLeft</text:p>
          </table:table-cell>
          <table:table-cell office:value-type="string" table:style-name="ce1">
            <text:p>E163</text:p>
          </table:table-cell>
          <table:table-cell office:value-type="float" office:value="57699" table:formula="of:=HEX2DEC([.C204])" table:style-name="ce1">
            <text:p>5769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oboeRH2ndFingerHalfClosedLeft</text:p>
          </table:table-cell>
          <table:table-cell office:value-type="string" table:style-name="ce1">
            <text:p>E164</text:p>
          </table:table-cell>
          <table:table-cell office:value-type="float" office:value="57700" table:formula="of:=HEX2DEC([.C205])" table:style-name="ce1">
            <text:p>57700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oboeRH3rdFingerHalfClosedLeft</text:p>
          </table:table-cell>
          <table:table-cell office:value-type="string" table:style-name="ce1">
            <text:p>E165</text:p>
          </table:table-cell>
          <table:table-cell office:value-type="float" office:value="57701" table:formula="of:=HEX2DEC([.C206])" table:style-name="ce1">
            <text:p>5770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oboeLH2ndFingerHalfClosedRight</text:p>
          </table:table-cell>
          <table:table-cell office:value-type="string" table:style-name="ce1">
            <text:p>E166</text:p>
          </table:table-cell>
          <table:table-cell office:value-type="float" office:value="57702" table:formula="of:=HEX2DEC([.C207])" table:style-name="ce1">
            <text:p>5770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oboeLH3rdFingerHalfClosedRight</text:p>
          </table:table-cell>
          <table:table-cell office:value-type="string" table:style-name="ce1">
            <text:p>E167</text:p>
          </table:table-cell>
          <table:table-cell office:value-type="float" office:value="57703" table:formula="of:=HEX2DEC([.C208])" table:style-name="ce1">
            <text:p>5770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oboeRH1stFingerHalfClosedRight</text:p>
          </table:table-cell>
          <table:table-cell office:value-type="string" table:style-name="ce1">
            <text:p>E168</text:p>
          </table:table-cell>
          <table:table-cell office:value-type="float" office:value="57704" table:formula="of:=HEX2DEC([.C209])" table:style-name="ce1">
            <text:p>57704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oboeRH2ndFingerHalfClosedRight</text:p>
          </table:table-cell>
          <table:table-cell office:value-type="string" table:style-name="ce1">
            <text:p>E169</text:p>
          </table:table-cell>
          <table:table-cell office:value-type="float" office:value="57705" table:formula="of:=HEX2DEC([.C210])" table:style-name="ce1">
            <text:p>57705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oboeRH3rdFingerHalfClosedRight</text:p>
          </table:table-cell>
          <table:table-cell office:value-type="string" table:style-name="ce1">
            <text:p>E16A</text:p>
          </table:table-cell>
          <table:table-cell office:value-type="float" office:value="57706" table:formula="of:=HEX2DEC([.C211])" table:style-name="ce1">
            <text:p>57706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oboeLH2ndFingerQuarterClosedLeft</text:p>
          </table:table-cell>
          <table:table-cell office:value-type="string" table:style-name="ce1">
            <text:p>E16B</text:p>
          </table:table-cell>
          <table:table-cell office:value-type="float" office:value="57707" table:formula="of:=HEX2DEC([.C212])" table:style-name="ce1">
            <text:p>5770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oboeLH3rdFingerQuarterClosedLeft</text:p>
          </table:table-cell>
          <table:table-cell office:value-type="string" table:style-name="ce1">
            <text:p>E16C</text:p>
          </table:table-cell>
          <table:table-cell office:value-type="float" office:value="57708" table:formula="of:=HEX2DEC([.C213])" table:style-name="ce1">
            <text:p>57708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oboeRH1stFingerQuarterClosedLeft</text:p>
          </table:table-cell>
          <table:table-cell office:value-type="string" table:style-name="ce1">
            <text:p>E16D</text:p>
          </table:table-cell>
          <table:table-cell office:value-type="float" office:value="57709" table:formula="of:=HEX2DEC([.C214])" table:style-name="ce1">
            <text:p>5770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oboeRH2ndFingerQuarterClosedLeft</text:p>
          </table:table-cell>
          <table:table-cell office:value-type="string" table:style-name="ce1">
            <text:p>E16E</text:p>
          </table:table-cell>
          <table:table-cell office:value-type="float" office:value="57710" table:formula="of:=HEX2DEC([.C215])" table:style-name="ce1">
            <text:p>57710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oboeRH3rdFingerQuarterClosedLeft</text:p>
          </table:table-cell>
          <table:table-cell office:value-type="string" table:style-name="ce1">
            <text:p>E16F</text:p>
          </table:table-cell>
          <table:table-cell office:value-type="float" office:value="57711" table:formula="of:=HEX2DEC([.C216])" table:style-name="ce1">
            <text:p>57711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oboeLH2ndFingerQuarterClosedRight</text:p>
          </table:table-cell>
          <table:table-cell office:value-type="string" table:style-name="ce1">
            <text:p>E170</text:p>
          </table:table-cell>
          <table:table-cell office:value-type="float" office:value="57712" table:formula="of:=HEX2DEC([.C217])" table:style-name="ce1">
            <text:p>5771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oboeLH3rdFingerQuarterClosedRight</text:p>
          </table:table-cell>
          <table:table-cell office:value-type="string" table:style-name="ce1">
            <text:p>E171</text:p>
          </table:table-cell>
          <table:table-cell office:value-type="float" office:value="57713" table:formula="of:=HEX2DEC([.C218])" table:style-name="ce1">
            <text:p>5771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oboeRH1stFingerQuarterClosedRight</text:p>
          </table:table-cell>
          <table:table-cell office:value-type="string" table:style-name="ce1">
            <text:p>E172</text:p>
          </table:table-cell>
          <table:table-cell office:value-type="float" office:value="57714" table:formula="of:=HEX2DEC([.C219])" table:style-name="ce1">
            <text:p>5771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oboeRH2ndFingerQuarterClosedRight</text:p>
          </table:table-cell>
          <table:table-cell office:value-type="string" table:style-name="ce1">
            <text:p>E173</text:p>
          </table:table-cell>
          <table:table-cell office:value-type="float" office:value="57715" table:formula="of:=HEX2DEC([.C220])" table:style-name="ce1">
            <text:p>57715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oboeRH3rdFingerQuarterClosedRight</text:p>
          </table:table-cell>
          <table:table-cell office:value-type="string" table:style-name="ce1">
            <text:p>E174</text:p>
          </table:table-cell>
          <table:table-cell office:value-type="float" office:value="57716" table:formula="of:=HEX2DEC([.C221])" table:style-name="ce1">
            <text:p>5771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oboeLH3rdOctaveTrill</text:p>
          </table:table-cell>
          <table:table-cell office:value-type="string" table:style-name="ce1">
            <text:p>E175</text:p>
          </table:table-cell>
          <table:table-cell office:value-type="float" office:value="57717" table:formula="of:=HEX2DEC([.C222])" table:style-name="ce1">
            <text:p>5771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oboeLH1stOctaveTrill</text:p>
          </table:table-cell>
          <table:table-cell office:value-type="string" table:style-name="ce1">
            <text:p>E176</text:p>
          </table:table-cell>
          <table:table-cell office:value-type="float" office:value="57718" table:formula="of:=HEX2DEC([.C223])" table:style-name="ce1">
            <text:p>5771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oboeLH1stFingerTrill</text:p>
          </table:table-cell>
          <table:table-cell office:value-type="string" table:style-name="ce1">
            <text:p>E177</text:p>
          </table:table-cell>
          <table:table-cell office:value-type="float" office:value="57719" table:formula="of:=HEX2DEC([.C224])" table:style-name="ce1">
            <text:p>5771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oboeLH2ndOctaveTrill</text:p>
          </table:table-cell>
          <table:table-cell office:value-type="string" table:style-name="ce1">
            <text:p>E178</text:p>
          </table:table-cell>
          <table:table-cell office:value-type="float" office:value="57720" table:formula="of:=HEX2DEC([.C225])" table:style-name="ce1">
            <text:p>57720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oboeLHBTrillTrill</text:p>
          </table:table-cell>
          <table:table-cell office:value-type="string" table:style-name="ce1">
            <text:p>E179</text:p>
          </table:table-cell>
          <table:table-cell office:value-type="float" office:value="57721" table:formula="of:=HEX2DEC([.C226])" table:style-name="ce1">
            <text:p>57721</text:p>
          </table:table-cell>
          <table:table-cell table:number-columns-repeated="1638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oboeLHDTrillTrill</text:p>
          </table:table-cell>
          <table:table-cell office:value-type="string" table:style-name="ce1">
            <text:p>E17A</text:p>
          </table:table-cell>
          <table:table-cell office:value-type="float" office:value="57722" table:formula="of:=HEX2DEC([.C227])" table:style-name="ce1">
            <text:p>57722</text:p>
          </table:table-cell>
          <table:table-cell table:number-columns-repeated="1638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oboeLH2ndFingerTrill</text:p>
          </table:table-cell>
          <table:table-cell office:value-type="string" table:style-name="ce1">
            <text:p>E17B</text:p>
          </table:table-cell>
          <table:table-cell office:value-type="float" office:value="57723" table:formula="of:=HEX2DEC([.C228])" table:style-name="ce1">
            <text:p>57723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oboeLHCSharpTrillTrill</text:p>
          </table:table-cell>
          <table:table-cell office:value-type="string" table:style-name="ce1">
            <text:p>E17C</text:p>
          </table:table-cell>
          <table:table-cell office:value-type="float" office:value="57724" table:formula="of:=HEX2DEC([.C229])" table:style-name="ce1">
            <text:p>57724</text:p>
          </table:table-cell>
          <table:table-cell table:number-columns-repeated="16380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oboeLH3rdFingerTrill</text:p>
          </table:table-cell>
          <table:table-cell office:value-type="string" table:style-name="ce1">
            <text:p>E17D</text:p>
          </table:table-cell>
          <table:table-cell office:value-type="float" office:value="57725" table:formula="of:=HEX2DEC([.C230])" table:style-name="ce1">
            <text:p>57725</text:p>
          </table:table-cell>
          <table:table-cell table:number-columns-repeated="1638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oboeLHGSharpTrill</text:p>
          </table:table-cell>
          <table:table-cell office:value-type="string" table:style-name="ce1">
            <text:p>E17E</text:p>
          </table:table-cell>
          <table:table-cell office:value-type="float" office:value="57726" table:formula="of:=HEX2DEC([.C231])" table:style-name="ce1">
            <text:p>57726</text:p>
          </table:table-cell>
          <table:table-cell table:number-columns-repeated="16380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oboeLHLowBTrill</text:p>
          </table:table-cell>
          <table:table-cell office:value-type="string" table:style-name="ce1">
            <text:p>E17F</text:p>
          </table:table-cell>
          <table:table-cell office:value-type="float" office:value="57727" table:formula="of:=HEX2DEC([.C232])" table:style-name="ce1">
            <text:p>57727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oboeLHEFlatTrill</text:p>
          </table:table-cell>
          <table:table-cell office:value-type="string" table:style-name="ce1">
            <text:p>E180</text:p>
          </table:table-cell>
          <table:table-cell office:value-type="float" office:value="57728" table:formula="of:=HEX2DEC([.C233])" table:style-name="ce1">
            <text:p>57728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oboeLHFTrill</text:p>
          </table:table-cell>
          <table:table-cell office:value-type="string" table:style-name="ce1">
            <text:p>E181</text:p>
          </table:table-cell>
          <table:table-cell office:value-type="float" office:value="57729" table:formula="of:=HEX2DEC([.C234])" table:style-name="ce1">
            <text:p>57729</text:p>
          </table:table-cell>
          <table:table-cell table:number-columns-repeated="1638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oboeLHLowBFlatTrill</text:p>
          </table:table-cell>
          <table:table-cell office:value-type="string" table:style-name="ce1">
            <text:p>E182</text:p>
          </table:table-cell>
          <table:table-cell office:value-type="float" office:value="57730" table:formula="of:=HEX2DEC([.C235])" table:style-name="ce1">
            <text:p>57730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oboeRHATrill</text:p>
          </table:table-cell>
          <table:table-cell office:value-type="string" table:style-name="ce1">
            <text:p>E183</text:p>
          </table:table-cell>
          <table:table-cell office:value-type="float" office:value="57731" table:formula="of:=HEX2DEC([.C236])" table:style-name="ce1">
            <text:p>57731</text:p>
          </table:table-cell>
          <table:table-cell table:number-columns-repeated="1638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oboeRHGSharpTrill</text:p>
          </table:table-cell>
          <table:table-cell office:value-type="string" table:style-name="ce1">
            <text:p>E184</text:p>
          </table:table-cell>
          <table:table-cell office:value-type="float" office:value="57732" table:formula="of:=HEX2DEC([.C237])" table:style-name="ce1">
            <text:p>57732</text:p>
          </table:table-cell>
          <table:table-cell table:number-columns-repeated="1638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oboeRH1stFingerTrill</text:p>
          </table:table-cell>
          <table:table-cell office:value-type="string" table:style-name="ce1">
            <text:p>E185</text:p>
          </table:table-cell>
          <table:table-cell office:value-type="float" office:value="57733" table:formula="of:=HEX2DEC([.C238])" table:style-name="ce1">
            <text:p>57733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oboeRHDTrillTrill</text:p>
          </table:table-cell>
          <table:table-cell office:value-type="string" table:style-name="ce1">
            <text:p>E186</text:p>
          </table:table-cell>
          <table:table-cell office:value-type="float" office:value="57734" table:formula="of:=HEX2DEC([.C239])" table:style-name="ce1">
            <text:p>57734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oboeRH2ndFingerTrill</text:p>
          </table:table-cell>
          <table:table-cell office:value-type="string" table:style-name="ce1">
            <text:p>E187</text:p>
          </table:table-cell>
          <table:table-cell office:value-type="float" office:value="57735" table:formula="of:=HEX2DEC([.C240])" table:style-name="ce1">
            <text:p>57735</text:p>
          </table:table-cell>
          <table:table-cell table:number-columns-repeated="1638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oboeRHFTrill</text:p>
          </table:table-cell>
          <table:table-cell office:value-type="string" table:style-name="ce1">
            <text:p>E188</text:p>
          </table:table-cell>
          <table:table-cell office:value-type="float" office:value="57736" table:formula="of:=HEX2DEC([.C241])" table:style-name="ce1">
            <text:p>57736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oboeRH3rdFingerTrill</text:p>
          </table:table-cell>
          <table:table-cell office:value-type="string" table:style-name="ce1">
            <text:p>E189</text:p>
          </table:table-cell>
          <table:table-cell office:value-type="float" office:value="57737" table:formula="of:=HEX2DEC([.C242])" table:style-name="ce1">
            <text:p>57737</text:p>
          </table:table-cell>
          <table:table-cell table:number-columns-repeated="1638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oboeRHCBananaTrill</text:p>
          </table:table-cell>
          <table:table-cell office:value-type="string" table:style-name="ce1">
            <text:p>E18A</text:p>
          </table:table-cell>
          <table:table-cell office:value-type="float" office:value="57738" table:formula="of:=HEX2DEC([.C243])" table:style-name="ce1">
            <text:p>57738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oboeRHLowCTrill</text:p>
          </table:table-cell>
          <table:table-cell office:value-type="string" table:style-name="ce1">
            <text:p>E18B</text:p>
          </table:table-cell>
          <table:table-cell office:value-type="float" office:value="57739" table:formula="of:=HEX2DEC([.C244])" table:style-name="ce1">
            <text:p>57739</text:p>
          </table:table-cell>
          <table:table-cell table:number-columns-repeated="16380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oboeRHLowCSharpTrill</text:p>
          </table:table-cell>
          <table:table-cell office:value-type="string" table:style-name="ce1">
            <text:p>E18C</text:p>
          </table:table-cell>
          <table:table-cell office:value-type="float" office:value="57740" table:formula="of:=HEX2DEC([.C245])" table:style-name="ce1">
            <text:p>57740</text:p>
          </table:table-cell>
          <table:table-cell table:number-columns-repeated="1638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oboeRHLowEFlatKeyTrill</text:p>
          </table:table-cell>
          <table:table-cell office:value-type="string" table:style-name="ce1">
            <text:p>E18D</text:p>
          </table:table-cell>
          <table:table-cell office:value-type="float" office:value="57741" table:formula="of:=HEX2DEC([.C246])" table:style-name="ce1">
            <text:p>57741</text:p>
          </table:table-cell>
          <table:table-cell table:number-columns-repeated="16380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bassoonChart</text:p>
          </table:table-cell>
          <table:table-cell office:value-type="string" table:style-name="ce1">
            <text:p>E1E0</text:p>
          </table:table-cell>
          <table:table-cell office:value-type="float" office:value="57824" table:formula="of:=HEX2DEC([.C247])" table:style-name="ce1">
            <text:p>57824</text:p>
          </table:table-cell>
          <table:table-cell table:number-columns-repeated="1638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bassoonChartThumbsHands</text:p>
          </table:table-cell>
          <table:table-cell office:value-type="string" table:style-name="ce1">
            <text:p>E1E1</text:p>
          </table:table-cell>
          <table:table-cell office:value-type="float" office:value="57825" table:formula="of:=HEX2DEC([.C248])" table:style-name="ce1">
            <text:p>57825</text:p>
          </table:table-cell>
          <table:table-cell table:number-columns-repeated="1638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bassoonLHHighEClosed</text:p>
          </table:table-cell>
          <table:table-cell office:value-type="string" table:style-name="ce1">
            <text:p>E1E2</text:p>
          </table:table-cell>
          <table:table-cell office:value-type="float" office:value="57826" table:formula="of:=HEX2DEC([.C249])" table:style-name="ce1">
            <text:p>57826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bassoonLH1stFingerClosed</text:p>
          </table:table-cell>
          <table:table-cell office:value-type="string" table:style-name="ce1">
            <text:p>E1E3</text:p>
          </table:table-cell>
          <table:table-cell office:value-type="float" office:value="57827" table:formula="of:=HEX2DEC([.C250])" table:style-name="ce1">
            <text:p>57827</text:p>
          </table:table-cell>
          <table:table-cell table:number-columns-repeated="1638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bassoonLHHighEFlatClosed</text:p>
          </table:table-cell>
          <table:table-cell office:value-type="string" table:style-name="ce1">
            <text:p>E1E4</text:p>
          </table:table-cell>
          <table:table-cell office:value-type="float" office:value="57828" table:formula="of:=HEX2DEC([.C251])" table:style-name="ce1">
            <text:p>57828</text:p>
          </table:table-cell>
          <table:table-cell table:number-columns-repeated="1638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bassoonLH2ndFingerClosed</text:p>
          </table:table-cell>
          <table:table-cell office:value-type="string" table:style-name="ce1">
            <text:p>E1E5</text:p>
          </table:table-cell>
          <table:table-cell office:value-type="float" office:value="57829" table:formula="of:=HEX2DEC([.C252])" table:style-name="ce1">
            <text:p>57829</text:p>
          </table:table-cell>
          <table:table-cell table:number-columns-repeated="1638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bassoonLH3rdFingerRingClosed</text:p>
          </table:table-cell>
          <table:table-cell office:value-type="string" table:style-name="ce1">
            <text:p>E1E6</text:p>
          </table:table-cell>
          <table:table-cell office:value-type="float" office:value="57830" table:formula="of:=HEX2DEC([.C253])" table:style-name="ce1">
            <text:p>57830</text:p>
          </table:table-cell>
          <table:table-cell table:number-columns-repeated="1638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bassoonLH3rdFingerClosed</text:p>
          </table:table-cell>
          <table:table-cell office:value-type="string" table:style-name="ce1">
            <text:p>E1E7</text:p>
          </table:table-cell>
          <table:table-cell office:value-type="float" office:value="57831" table:formula="of:=HEX2DEC([.C254])" table:style-name="ce1">
            <text:p>57831</text:p>
          </table:table-cell>
          <table:table-cell table:number-columns-repeated="1638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bassoonLHLowEFlatClosed</text:p>
          </table:table-cell>
          <table:table-cell office:value-type="string" table:style-name="ce1">
            <text:p>E1E8</text:p>
          </table:table-cell>
          <table:table-cell office:value-type="float" office:value="57832" table:formula="of:=HEX2DEC([.C255])" table:style-name="ce1">
            <text:p>57832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bassoonLHLowDFlatClosed</text:p>
          </table:table-cell>
          <table:table-cell office:value-type="string" table:style-name="ce1">
            <text:p>E1E9</text:p>
          </table:table-cell>
          <table:table-cell office:value-type="float" office:value="57833" table:formula="of:=HEX2DEC([.C256])" table:style-name="ce1">
            <text:p>57833</text:p>
          </table:table-cell>
          <table:table-cell table:number-columns-repeated="1638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bassoonRHCSharpTrillClosed</text:p>
          </table:table-cell>
          <table:table-cell office:value-type="string" table:style-name="ce1">
            <text:p>E1EA</text:p>
          </table:table-cell>
          <table:table-cell office:value-type="float" office:value="57834" table:formula="of:=HEX2DEC([.C257])" table:style-name="ce1">
            <text:p>57834</text:p>
          </table:table-cell>
          <table:table-cell table:number-columns-repeated="1638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bassoonRH1stFingerClosed</text:p>
          </table:table-cell>
          <table:table-cell office:value-type="string" table:style-name="ce1">
            <text:p>E1EB</text:p>
          </table:table-cell>
          <table:table-cell office:value-type="float" office:value="57835" table:formula="of:=HEX2DEC([.C258])" table:style-name="ce1">
            <text:p>57835</text:p>
          </table:table-cell>
          <table:table-cell table:number-columns-repeated="1638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bassoonRH2ndFingerRingClosed</text:p>
          </table:table-cell>
          <table:table-cell office:value-type="string" table:style-name="ce1">
            <text:p>E1EC</text:p>
          </table:table-cell>
          <table:table-cell office:value-type="float" office:value="57836" table:formula="of:=HEX2DEC([.C259])" table:style-name="ce1">
            <text:p>57836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bassoonRH2ndFingerClosed</text:p>
          </table:table-cell>
          <table:table-cell office:value-type="string" table:style-name="ce1">
            <text:p>E1ED</text:p>
          </table:table-cell>
          <table:table-cell office:value-type="float" office:value="57837" table:formula="of:=HEX2DEC([.C260])" table:style-name="ce1">
            <text:p>57837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bassoonRHBFlatTrillClosed</text:p>
          </table:table-cell>
          <table:table-cell office:value-type="string" table:style-name="ce1">
            <text:p>E1EE</text:p>
          </table:table-cell>
          <table:table-cell office:value-type="float" office:value="57838" table:formula="of:=HEX2DEC([.C261])" table:style-name="ce1">
            <text:p>57838</text:p>
          </table:table-cell>
          <table:table-cell table:number-columns-repeated="1638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bassoonRHLowGClosed</text:p>
          </table:table-cell>
          <table:table-cell office:value-type="string" table:style-name="ce1">
            <text:p>E1EF</text:p>
          </table:table-cell>
          <table:table-cell office:value-type="float" office:value="57839" table:formula="of:=HEX2DEC([.C262])" table:style-name="ce1">
            <text:p>57839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bassoonRHLowFClosed</text:p>
          </table:table-cell>
          <table:table-cell office:value-type="string" table:style-name="ce1">
            <text:p>E1F0</text:p>
          </table:table-cell>
          <table:table-cell office:value-type="float" office:value="57840" table:formula="of:=HEX2DEC([.C263])" table:style-name="ce1">
            <text:p>57840</text:p>
          </table:table-cell>
          <table:table-cell table:number-columns-repeated="1638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bassoonRHFSharpClosed</text:p>
          </table:table-cell>
          <table:table-cell office:value-type="string" table:style-name="ce1">
            <text:p>E1F1</text:p>
          </table:table-cell>
          <table:table-cell office:value-type="float" office:value="57841" table:formula="of:=HEX2DEC([.C264])" table:style-name="ce1">
            <text:p>57841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bassoonRHAFlatClosed</text:p>
          </table:table-cell>
          <table:table-cell office:value-type="string" table:style-name="ce1">
            <text:p>E1F2</text:p>
          </table:table-cell>
          <table:table-cell office:value-type="float" office:value="57842" table:formula="of:=HEX2DEC([.C265])" table:style-name="ce1">
            <text:p>57842</text:p>
          </table:table-cell>
          <table:table-cell table:number-columns-repeated="1638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bassoonLTHighDClosed</text:p>
          </table:table-cell>
          <table:table-cell office:value-type="string" table:style-name="ce1">
            <text:p>E1F3</text:p>
          </table:table-cell>
          <table:table-cell office:value-type="float" office:value="57843" table:formula="of:=HEX2DEC([.C266])" table:style-name="ce1">
            <text:p>57843</text:p>
          </table:table-cell>
          <table:table-cell table:number-columns-repeated="1638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bassoonLTHighBClosed</text:p>
          </table:table-cell>
          <table:table-cell office:value-type="string" table:style-name="ce1">
            <text:p>E1F4</text:p>
          </table:table-cell>
          <table:table-cell office:value-type="float" office:value="57844" table:formula="of:=HEX2DEC([.C267])" table:style-name="ce1">
            <text:p>57844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bassoonLTHighAClosed</text:p>
          </table:table-cell>
          <table:table-cell office:value-type="string" table:style-name="ce1">
            <text:p>E1F5</text:p>
          </table:table-cell>
          <table:table-cell office:value-type="float" office:value="57845" table:formula="of:=HEX2DEC([.C268])" table:style-name="ce1">
            <text:p>57845</text:p>
          </table:table-cell>
          <table:table-cell table:number-columns-repeated="1638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bassoonLTCSharpClosed</text:p>
          </table:table-cell>
          <table:table-cell office:value-type="string" table:style-name="ce1">
            <text:p>E1F6</text:p>
          </table:table-cell>
          <table:table-cell office:value-type="float" office:value="57846" table:formula="of:=HEX2DEC([.C269])" table:style-name="ce1">
            <text:p>57846</text:p>
          </table:table-cell>
          <table:table-cell table:number-columns-repeated="16380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bassoonLTWhisperKeyClosed</text:p>
          </table:table-cell>
          <table:table-cell office:value-type="string" table:style-name="ce1">
            <text:p>E1F7</text:p>
          </table:table-cell>
          <table:table-cell office:value-type="float" office:value="57847" table:formula="of:=HEX2DEC([.C270])" table:style-name="ce1">
            <text:p>57847</text:p>
          </table:table-cell>
          <table:table-cell table:number-columns-repeated="1638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bassoonLTLowBFlatClosed</text:p>
          </table:table-cell>
          <table:table-cell office:value-type="string" table:style-name="ce1">
            <text:p>E1F8</text:p>
          </table:table-cell>
          <table:table-cell office:value-type="float" office:value="57848" table:formula="of:=HEX2DEC([.C271])" table:style-name="ce1">
            <text:p>57848</text:p>
          </table:table-cell>
          <table:table-cell table:number-columns-repeated="1638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bassoonLTLowBClosed</text:p>
          </table:table-cell>
          <table:table-cell office:value-type="string" table:style-name="ce1">
            <text:p>E1F9</text:p>
          </table:table-cell>
          <table:table-cell office:value-type="float" office:value="57849" table:formula="of:=HEX2DEC([.C272])" table:style-name="ce1">
            <text:p>57849</text:p>
          </table:table-cell>
          <table:table-cell table:number-columns-repeated="1638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bassoonLTLowCClosed</text:p>
          </table:table-cell>
          <table:table-cell office:value-type="string" table:style-name="ce1">
            <text:p>E1FA</text:p>
          </table:table-cell>
          <table:table-cell office:value-type="float" office:value="57850" table:formula="of:=HEX2DEC([.C273])" table:style-name="ce1">
            <text:p>57850</text:p>
          </table:table-cell>
          <table:table-cell table:number-columns-repeated="16380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bassoonLTLowDClosed</text:p>
          </table:table-cell>
          <table:table-cell office:value-type="string" table:style-name="ce1">
            <text:p>E1FB</text:p>
          </table:table-cell>
          <table:table-cell office:value-type="float" office:value="57851" table:formula="of:=HEX2DEC([.C274])" table:style-name="ce1">
            <text:p>57851</text:p>
          </table:table-cell>
          <table:table-cell table:number-columns-repeated="1638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bassoonRTBFlatClosed</text:p>
          </table:table-cell>
          <table:table-cell office:value-type="string" table:style-name="ce1">
            <text:p>E1FC</text:p>
          </table:table-cell>
          <table:table-cell office:value-type="float" office:value="57852" table:formula="of:=HEX2DEC([.C275])" table:style-name="ce1">
            <text:p>57852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bassoonRTLowEClosed</text:p>
          </table:table-cell>
          <table:table-cell office:value-type="string" table:style-name="ce1">
            <text:p>E1FD</text:p>
          </table:table-cell>
          <table:table-cell office:value-type="float" office:value="57853" table:formula="of:=HEX2DEC([.C276])" table:style-name="ce1">
            <text:p>57853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bassoonRTLowFSharpClosed</text:p>
          </table:table-cell>
          <table:table-cell office:value-type="string" table:style-name="ce1">
            <text:p>E1FE</text:p>
          </table:table-cell>
          <table:table-cell office:value-type="float" office:value="57854" table:formula="of:=HEX2DEC([.C277])" table:style-name="ce1">
            <text:p>57854</text:p>
          </table:table-cell>
          <table:table-cell table:number-columns-repeated="16380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bassoonRTAFlatClosed</text:p>
          </table:table-cell>
          <table:table-cell office:value-type="string" table:style-name="ce1">
            <text:p>E1FF</text:p>
          </table:table-cell>
          <table:table-cell office:value-type="float" office:value="57855" table:formula="of:=HEX2DEC([.C278])" table:style-name="ce1">
            <text:p>57855</text:p>
          </table:table-cell>
          <table:table-cell table:number-columns-repeated="1638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bassoonLH1stFingerHalfClosed</text:p>
          </table:table-cell>
          <table:table-cell office:value-type="string" table:style-name="ce1">
            <text:p>E200</text:p>
          </table:table-cell>
          <table:table-cell office:value-type="float" office:value="57856" table:formula="of:=HEX2DEC([.C279])" table:style-name="ce1">
            <text:p>57856</text:p>
          </table:table-cell>
          <table:table-cell table:number-columns-repeated="16380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bassoonLH2ndFingerHalfClosed</text:p>
          </table:table-cell>
          <table:table-cell office:value-type="string" table:style-name="ce1">
            <text:p>E201</text:p>
          </table:table-cell>
          <table:table-cell office:value-type="float" office:value="57857" table:formula="of:=HEX2DEC([.C280])" table:style-name="ce1">
            <text:p>57857</text:p>
          </table:table-cell>
          <table:table-cell table:number-columns-repeated="16380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bassoonLH3rdFingerHalfClosed</text:p>
          </table:table-cell>
          <table:table-cell office:value-type="string" table:style-name="ce1">
            <text:p>E202</text:p>
          </table:table-cell>
          <table:table-cell office:value-type="float" office:value="57858" table:formula="of:=HEX2DEC([.C281])" table:style-name="ce1">
            <text:p>57858</text:p>
          </table:table-cell>
          <table:table-cell table:number-columns-repeated="1638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bassoonRH1stFingerHalfClosed</text:p>
          </table:table-cell>
          <table:table-cell office:value-type="string" table:style-name="ce1">
            <text:p>E203</text:p>
          </table:table-cell>
          <table:table-cell office:value-type="float" office:value="57859" table:formula="of:=HEX2DEC([.C282])" table:style-name="ce1">
            <text:p>57859</text:p>
          </table:table-cell>
          <table:table-cell table:number-columns-repeated="16380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bassoonRH2ndFingerHalfClosed</text:p>
          </table:table-cell>
          <table:table-cell office:value-type="string" table:style-name="ce1">
            <text:p>E204</text:p>
          </table:table-cell>
          <table:table-cell office:value-type="float" office:value="57860" table:formula="of:=HEX2DEC([.C283])" table:style-name="ce1">
            <text:p>57860</text:p>
          </table:table-cell>
          <table:table-cell table:number-columns-repeated="16380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bassoonLH1stFingerQuarterClosed</text:p>
          </table:table-cell>
          <table:table-cell office:value-type="string" table:style-name="ce1">
            <text:p>E205</text:p>
          </table:table-cell>
          <table:table-cell office:value-type="float" office:value="57861" table:formula="of:=HEX2DEC([.C284])" table:style-name="ce1">
            <text:p>57861</text:p>
          </table:table-cell>
          <table:table-cell table:number-columns-repeated="16380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bassoonLH2ndFingerQuarterClosed</text:p>
          </table:table-cell>
          <table:table-cell office:value-type="string" table:style-name="ce1">
            <text:p>E206</text:p>
          </table:table-cell>
          <table:table-cell office:value-type="float" office:value="57862" table:formula="of:=HEX2DEC([.C285])" table:style-name="ce1">
            <text:p>57862</text:p>
          </table:table-cell>
          <table:table-cell table:number-columns-repeated="1638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bassoonLH3rdFingerQuarterClosed</text:p>
          </table:table-cell>
          <table:table-cell office:value-type="string" table:style-name="ce1">
            <text:p>E207</text:p>
          </table:table-cell>
          <table:table-cell office:value-type="float" office:value="57863" table:formula="of:=HEX2DEC([.C286])" table:style-name="ce1">
            <text:p>57863</text:p>
          </table:table-cell>
          <table:table-cell table:number-columns-repeated="16380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bassoonRH1stFingerQuarterClosed</text:p>
          </table:table-cell>
          <table:table-cell office:value-type="string" table:style-name="ce1">
            <text:p>E208</text:p>
          </table:table-cell>
          <table:table-cell office:value-type="float" office:value="57864" table:formula="of:=HEX2DEC([.C287])" table:style-name="ce1">
            <text:p>57864</text:p>
          </table:table-cell>
          <table:table-cell table:number-columns-repeated="16380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bassoonRH2ndFingerQuarterClosed</text:p>
          </table:table-cell>
          <table:table-cell office:value-type="string" table:style-name="ce1">
            <text:p>E209</text:p>
          </table:table-cell>
          <table:table-cell office:value-type="float" office:value="57865" table:formula="of:=HEX2DEC([.C288])" table:style-name="ce1">
            <text:p>57865</text:p>
          </table:table-cell>
          <table:table-cell table:number-columns-repeated="1638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bassoonLH1stFingerThreeQuartersClosed</text:p>
          </table:table-cell>
          <table:table-cell office:value-type="string" table:style-name="ce1">
            <text:p>E20A</text:p>
          </table:table-cell>
          <table:table-cell office:value-type="float" office:value="57866" table:formula="of:=HEX2DEC([.C289])" table:style-name="ce1">
            <text:p>57866</text:p>
          </table:table-cell>
          <table:table-cell table:number-columns-repeated="16380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bassoonLH2ndFingerThreeQuartersClosed</text:p>
          </table:table-cell>
          <table:table-cell office:value-type="string" table:style-name="ce1">
            <text:p>E20B</text:p>
          </table:table-cell>
          <table:table-cell office:value-type="float" office:value="57867" table:formula="of:=HEX2DEC([.C290])" table:style-name="ce1">
            <text:p>57867</text:p>
          </table:table-cell>
          <table:table-cell table:number-columns-repeated="16380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bassoonLH3rdFingerThreeQuartersClosed</text:p>
          </table:table-cell>
          <table:table-cell office:value-type="string" table:style-name="ce1">
            <text:p>E20C</text:p>
          </table:table-cell>
          <table:table-cell office:value-type="float" office:value="57868" table:formula="of:=HEX2DEC([.C291])" table:style-name="ce1">
            <text:p>57868</text:p>
          </table:table-cell>
          <table:table-cell table:number-columns-repeated="1638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bassoonRH1stFingerThreeQuartersClosed</text:p>
          </table:table-cell>
          <table:table-cell office:value-type="string" table:style-name="ce1">
            <text:p>E20D</text:p>
          </table:table-cell>
          <table:table-cell office:value-type="float" office:value="57869" table:formula="of:=HEX2DEC([.C292])" table:style-name="ce1">
            <text:p>57869</text:p>
          </table:table-cell>
          <table:table-cell table:number-columns-repeated="1638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bassoonRH2ndFingerThreeQuartersClosed</text:p>
          </table:table-cell>
          <table:table-cell office:value-type="string" table:style-name="ce1">
            <text:p>E20E</text:p>
          </table:table-cell>
          <table:table-cell office:value-type="float" office:value="57870" table:formula="of:=HEX2DEC([.C293])" table:style-name="ce1">
            <text:p>57870</text:p>
          </table:table-cell>
          <table:table-cell table:number-columns-repeated="16380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bassoonLHHighETrill</text:p>
          </table:table-cell>
          <table:table-cell office:value-type="string" table:style-name="ce1">
            <text:p>E20F</text:p>
          </table:table-cell>
          <table:table-cell office:value-type="float" office:value="57871" table:formula="of:=HEX2DEC([.C294])" table:style-name="ce1">
            <text:p>57871</text:p>
          </table:table-cell>
          <table:table-cell table:number-columns-repeated="16380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bassoonLH1stFingerTrill</text:p>
          </table:table-cell>
          <table:table-cell office:value-type="string" table:style-name="ce1">
            <text:p>E210</text:p>
          </table:table-cell>
          <table:table-cell office:value-type="float" office:value="57872" table:formula="of:=HEX2DEC([.C295])" table:style-name="ce1">
            <text:p>57872</text:p>
          </table:table-cell>
          <table:table-cell table:number-columns-repeated="16380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bassoonLHHighEFlatTrill</text:p>
          </table:table-cell>
          <table:table-cell office:value-type="string" table:style-name="ce1">
            <text:p>E211</text:p>
          </table:table-cell>
          <table:table-cell office:value-type="float" office:value="57873" table:formula="of:=HEX2DEC([.C296])" table:style-name="ce1">
            <text:p>57873</text:p>
          </table:table-cell>
          <table:table-cell table:number-columns-repeated="1638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bassoonLH2ndFingerTrill</text:p>
          </table:table-cell>
          <table:table-cell office:value-type="string" table:style-name="ce1">
            <text:p>E212</text:p>
          </table:table-cell>
          <table:table-cell office:value-type="float" office:value="57874" table:formula="of:=HEX2DEC([.C297])" table:style-name="ce1">
            <text:p>57874</text:p>
          </table:table-cell>
          <table:table-cell table:number-columns-repeated="16380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bassoonLH3rdFingerRingTrill</text:p>
          </table:table-cell>
          <table:table-cell office:value-type="string" table:style-name="ce1">
            <text:p>E213</text:p>
          </table:table-cell>
          <table:table-cell office:value-type="float" office:value="57875" table:formula="of:=HEX2DEC([.C298])" table:style-name="ce1">
            <text:p>57875</text:p>
          </table:table-cell>
          <table:table-cell table:number-columns-repeated="16380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bassoonLHLowEFlatTrill</text:p>
          </table:table-cell>
          <table:table-cell office:value-type="string" table:style-name="ce1">
            <text:p>E214</text:p>
          </table:table-cell>
          <table:table-cell office:value-type="float" office:value="57876" table:formula="of:=HEX2DEC([.C299])" table:style-name="ce1">
            <text:p>57876</text:p>
          </table:table-cell>
          <table:table-cell table:number-columns-repeated="16380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bassoonLHLowDFlatTrill</text:p>
          </table:table-cell>
          <table:table-cell office:value-type="string" table:style-name="ce1">
            <text:p>E215</text:p>
          </table:table-cell>
          <table:table-cell office:value-type="float" office:value="57877" table:formula="of:=HEX2DEC([.C300])" table:style-name="ce1">
            <text:p>57877</text:p>
          </table:table-cell>
          <table:table-cell table:number-columns-repeated="16380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bassoonRHCSharpTrillTrill</text:p>
          </table:table-cell>
          <table:table-cell office:value-type="string" table:style-name="ce1">
            <text:p>E216</text:p>
          </table:table-cell>
          <table:table-cell office:value-type="float" office:value="57878" table:formula="of:=HEX2DEC([.C301])" table:style-name="ce1">
            <text:p>57878</text:p>
          </table:table-cell>
          <table:table-cell table:number-columns-repeated="16380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bassoonRH1stFingerTrill</text:p>
          </table:table-cell>
          <table:table-cell office:value-type="string" table:style-name="ce1">
            <text:p>E217</text:p>
          </table:table-cell>
          <table:table-cell office:value-type="float" office:value="57879" table:formula="of:=HEX2DEC([.C302])" table:style-name="ce1">
            <text:p>57879</text:p>
          </table:table-cell>
          <table:table-cell table:number-columns-repeated="16380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bassoonRH2ndFingerTrill</text:p>
          </table:table-cell>
          <table:table-cell office:value-type="string" table:style-name="ce1">
            <text:p>E218</text:p>
          </table:table-cell>
          <table:table-cell office:value-type="float" office:value="57880" table:formula="of:=HEX2DEC([.C303])" table:style-name="ce1">
            <text:p>57880</text:p>
          </table:table-cell>
          <table:table-cell table:number-columns-repeated="1638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bassoonRHBFlatTrillTrill</text:p>
          </table:table-cell>
          <table:table-cell office:value-type="string" table:style-name="ce1">
            <text:p>E219</text:p>
          </table:table-cell>
          <table:table-cell office:value-type="float" office:value="57881" table:formula="of:=HEX2DEC([.C304])" table:style-name="ce1">
            <text:p>57881</text:p>
          </table:table-cell>
          <table:table-cell table:number-columns-repeated="16380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bassoonRHLowGTrill</text:p>
          </table:table-cell>
          <table:table-cell office:value-type="string" table:style-name="ce1">
            <text:p>E21A</text:p>
          </table:table-cell>
          <table:table-cell office:value-type="float" office:value="57882" table:formula="of:=HEX2DEC([.C305])" table:style-name="ce1">
            <text:p>57882</text:p>
          </table:table-cell>
          <table:table-cell table:number-columns-repeated="16380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bassoonRHLowFTrill</text:p>
          </table:table-cell>
          <table:table-cell office:value-type="string" table:style-name="ce1">
            <text:p>E21B</text:p>
          </table:table-cell>
          <table:table-cell office:value-type="float" office:value="57883" table:formula="of:=HEX2DEC([.C306])" table:style-name="ce1">
            <text:p>57883</text:p>
          </table:table-cell>
          <table:table-cell table:number-columns-repeated="16380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bassoonRHFSharpTrill</text:p>
          </table:table-cell>
          <table:table-cell office:value-type="string" table:style-name="ce1">
            <text:p>E21C</text:p>
          </table:table-cell>
          <table:table-cell office:value-type="float" office:value="57884" table:formula="of:=HEX2DEC([.C307])" table:style-name="ce1">
            <text:p>57884</text:p>
          </table:table-cell>
          <table:table-cell table:number-columns-repeated="16380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bassoonRHAFlatTrill</text:p>
          </table:table-cell>
          <table:table-cell office:value-type="string" table:style-name="ce1">
            <text:p>E21D</text:p>
          </table:table-cell>
          <table:table-cell office:value-type="float" office:value="57885" table:formula="of:=HEX2DEC([.C308])" table:style-name="ce1">
            <text:p>57885</text:p>
          </table:table-cell>
          <table:table-cell table:number-columns-repeated="16380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bassoonLTHighDTrill</text:p>
          </table:table-cell>
          <table:table-cell office:value-type="string" table:style-name="ce1">
            <text:p>E21E</text:p>
          </table:table-cell>
          <table:table-cell office:value-type="float" office:value="57886" table:formula="of:=HEX2DEC([.C309])" table:style-name="ce1">
            <text:p>57886</text:p>
          </table:table-cell>
          <table:table-cell table:number-columns-repeated="16380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bassoonLTHighBTrill</text:p>
          </table:table-cell>
          <table:table-cell office:value-type="string" table:style-name="ce1">
            <text:p>E21F</text:p>
          </table:table-cell>
          <table:table-cell office:value-type="float" office:value="57887" table:formula="of:=HEX2DEC([.C310])" table:style-name="ce1">
            <text:p>57887</text:p>
          </table:table-cell>
          <table:table-cell table:number-columns-repeated="1638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bassoonLTHighATrill</text:p>
          </table:table-cell>
          <table:table-cell office:value-type="string" table:style-name="ce1">
            <text:p>E220</text:p>
          </table:table-cell>
          <table:table-cell office:value-type="float" office:value="57888" table:formula="of:=HEX2DEC([.C311])" table:style-name="ce1">
            <text:p>57888</text:p>
          </table:table-cell>
          <table:table-cell table:number-columns-repeated="1638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bassoonLTCSharpTrill</text:p>
          </table:table-cell>
          <table:table-cell office:value-type="string" table:style-name="ce1">
            <text:p>E221</text:p>
          </table:table-cell>
          <table:table-cell office:value-type="float" office:value="57889" table:formula="of:=HEX2DEC([.C312])" table:style-name="ce1">
            <text:p>57889</text:p>
          </table:table-cell>
          <table:table-cell table:number-columns-repeated="16380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bassoonLTWhisperKeyTrill</text:p>
          </table:table-cell>
          <table:table-cell office:value-type="string" table:style-name="ce1">
            <text:p>E222</text:p>
          </table:table-cell>
          <table:table-cell office:value-type="float" office:value="57890" table:formula="of:=HEX2DEC([.C313])" table:style-name="ce1">
            <text:p>57890</text:p>
          </table:table-cell>
          <table:table-cell table:number-columns-repeated="16380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bassoonLTLowBFlatTrill</text:p>
          </table:table-cell>
          <table:table-cell office:value-type="string" table:style-name="ce1">
            <text:p>E223</text:p>
          </table:table-cell>
          <table:table-cell office:value-type="float" office:value="57891" table:formula="of:=HEX2DEC([.C314])" table:style-name="ce1">
            <text:p>57891</text:p>
          </table:table-cell>
          <table:table-cell table:number-columns-repeated="16380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bassoonLTLowBTrill</text:p>
          </table:table-cell>
          <table:table-cell office:value-type="string" table:style-name="ce1">
            <text:p>E224</text:p>
          </table:table-cell>
          <table:table-cell office:value-type="float" office:value="57892" table:formula="of:=HEX2DEC([.C315])" table:style-name="ce1">
            <text:p>57892</text:p>
          </table:table-cell>
          <table:table-cell table:number-columns-repeated="1638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bassoonLTLowCTrill</text:p>
          </table:table-cell>
          <table:table-cell office:value-type="string" table:style-name="ce1">
            <text:p>E225</text:p>
          </table:table-cell>
          <table:table-cell office:value-type="float" office:value="57893" table:formula="of:=HEX2DEC([.C316])" table:style-name="ce1">
            <text:p>57893</text:p>
          </table:table-cell>
          <table:table-cell table:number-columns-repeated="1638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bassoonLTLowDTrill</text:p>
          </table:table-cell>
          <table:table-cell office:value-type="string" table:style-name="ce1">
            <text:p>E226</text:p>
          </table:table-cell>
          <table:table-cell office:value-type="float" office:value="57894" table:formula="of:=HEX2DEC([.C317])" table:style-name="ce1">
            <text:p>57894</text:p>
          </table:table-cell>
          <table:table-cell table:number-columns-repeated="16380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bassoonRTBFlatTrill</text:p>
          </table:table-cell>
          <table:table-cell office:value-type="string" table:style-name="ce1">
            <text:p>E227</text:p>
          </table:table-cell>
          <table:table-cell office:value-type="float" office:value="57895" table:formula="of:=HEX2DEC([.C318])" table:style-name="ce1">
            <text:p>57895</text:p>
          </table:table-cell>
          <table:table-cell table:number-columns-repeated="1638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bassoonRTLowETrill</text:p>
          </table:table-cell>
          <table:table-cell office:value-type="string" table:style-name="ce1">
            <text:p>E228</text:p>
          </table:table-cell>
          <table:table-cell office:value-type="float" office:value="57896" table:formula="of:=HEX2DEC([.C319])" table:style-name="ce1">
            <text:p>57896</text:p>
          </table:table-cell>
          <table:table-cell table:number-columns-repeated="16380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bassoonRTLowFSharpTrill</text:p>
          </table:table-cell>
          <table:table-cell office:value-type="string" table:style-name="ce1">
            <text:p>E229</text:p>
          </table:table-cell>
          <table:table-cell office:value-type="float" office:value="57897" table:formula="of:=HEX2DEC([.C320])" table:style-name="ce1">
            <text:p>57897</text:p>
          </table:table-cell>
          <table:table-cell table:number-columns-repeated="16380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bassoonRTAFlatTrill</text:p>
          </table:table-cell>
          <table:table-cell office:value-type="string" table:style-name="ce1">
            <text:p>E22A</text:p>
          </table:table-cell>
          <table:table-cell office:value-type="float" office:value="57898" table:formula="of:=HEX2DEC([.C321])" table:style-name="ce1">
            <text:p>57898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saxophoneChart</text:p>
          </table:table-cell>
          <table:table-cell office:value-type="string" table:style-name="ce1">
            <text:p>E280</text:p>
          </table:table-cell>
          <table:table-cell office:value-type="float" office:value="57984" table:formula="of:=HEX2DEC([.C322])" table:style-name="ce1">
            <text:p>57984</text:p>
          </table:table-cell>
          <table:table-cell table:number-columns-repeated="1638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saxophoneBaritoneLHLowAOpen</text:p>
          </table:table-cell>
          <table:table-cell office:value-type="string" table:style-name="ce1">
            <text:p>E281</text:p>
          </table:table-cell>
          <table:table-cell office:value-type="float" office:value="57985" table:formula="of:=HEX2DEC([.C323])" table:style-name="ce1">
            <text:p>57985</text:p>
          </table:table-cell>
          <table:table-cell table:number-columns-repeated="16380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saxophoneLHOctaveClosed</text:p>
          </table:table-cell>
          <table:table-cell office:value-type="string" table:style-name="ce1">
            <text:p>E282</text:p>
          </table:table-cell>
          <table:table-cell office:value-type="float" office:value="57986" table:formula="of:=HEX2DEC([.C324])" table:style-name="ce1">
            <text:p>57986</text:p>
          </table:table-cell>
          <table:table-cell table:number-columns-repeated="16380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saxophoneLHFrontFClosed</text:p>
          </table:table-cell>
          <table:table-cell office:value-type="string" table:style-name="ce1">
            <text:p>E283</text:p>
          </table:table-cell>
          <table:table-cell office:value-type="float" office:value="57987" table:formula="of:=HEX2DEC([.C325])" table:style-name="ce1">
            <text:p>57987</text:p>
          </table:table-cell>
          <table:table-cell table:number-columns-repeated="1638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saxophoneLH1stFingerClosed</text:p>
          </table:table-cell>
          <table:table-cell office:value-type="string" table:style-name="ce1">
            <text:p>E284</text:p>
          </table:table-cell>
          <table:table-cell office:value-type="float" office:value="57988" table:formula="of:=HEX2DEC([.C326])" table:style-name="ce1">
            <text:p>57988</text:p>
          </table:table-cell>
          <table:table-cell table:number-columns-repeated="16380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saxophoneLHBFlatClosed</text:p>
          </table:table-cell>
          <table:table-cell office:value-type="string" table:style-name="ce1">
            <text:p>E285</text:p>
          </table:table-cell>
          <table:table-cell office:value-type="float" office:value="57989" table:formula="of:=HEX2DEC([.C327])" table:style-name="ce1">
            <text:p>57989</text:p>
          </table:table-cell>
          <table:table-cell table:number-columns-repeated="16380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saxophoneLH2ndFingerClosed</text:p>
          </table:table-cell>
          <table:table-cell office:value-type="string" table:style-name="ce1">
            <text:p>E286</text:p>
          </table:table-cell>
          <table:table-cell office:value-type="float" office:value="57990" table:formula="of:=HEX2DEC([.C328])" table:style-name="ce1">
            <text:p>57990</text:p>
          </table:table-cell>
          <table:table-cell table:number-columns-repeated="1638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saxophoneLH3rdFingerClosed</text:p>
          </table:table-cell>
          <table:table-cell office:value-type="string" table:style-name="ce1">
            <text:p>E287</text:p>
          </table:table-cell>
          <table:table-cell office:value-type="float" office:value="57991" table:formula="of:=HEX2DEC([.C329])" table:style-name="ce1">
            <text:p>57991</text:p>
          </table:table-cell>
          <table:table-cell table:number-columns-repeated="16380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saxophoneLHEFlatPalmClosed</text:p>
          </table:table-cell>
          <table:table-cell office:value-type="string" table:style-name="ce1">
            <text:p>E288</text:p>
          </table:table-cell>
          <table:table-cell office:value-type="float" office:value="57992" table:formula="of:=HEX2DEC([.C330])" table:style-name="ce1">
            <text:p>57992</text:p>
          </table:table-cell>
          <table:table-cell table:number-columns-repeated="16380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saxophoneLHDPalmClosed</text:p>
          </table:table-cell>
          <table:table-cell office:value-type="string" table:style-name="ce1">
            <text:p>E289</text:p>
          </table:table-cell>
          <table:table-cell office:value-type="float" office:value="57993" table:formula="of:=HEX2DEC([.C331])" table:style-name="ce1">
            <text:p>57993</text:p>
          </table:table-cell>
          <table:table-cell table:number-columns-repeated="16380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saxophoneLHFPalmClosed</text:p>
          </table:table-cell>
          <table:table-cell office:value-type="string" table:style-name="ce1">
            <text:p>E28A</text:p>
          </table:table-cell>
          <table:table-cell office:value-type="float" office:value="57994" table:formula="of:=HEX2DEC([.C332])" table:style-name="ce1">
            <text:p>57994</text:p>
          </table:table-cell>
          <table:table-cell table:number-columns-repeated="16380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saxophoneLHGSharpClosed</text:p>
          </table:table-cell>
          <table:table-cell office:value-type="string" table:style-name="ce1">
            <text:p>E28B</text:p>
          </table:table-cell>
          <table:table-cell office:value-type="float" office:value="57995" table:formula="of:=HEX2DEC([.C333])" table:style-name="ce1">
            <text:p>57995</text:p>
          </table:table-cell>
          <table:table-cell table:number-columns-repeated="16380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saxophoneLHLowCSharpClosed</text:p>
          </table:table-cell>
          <table:table-cell office:value-type="string" table:style-name="ce1">
            <text:p>E28C</text:p>
          </table:table-cell>
          <table:table-cell office:value-type="float" office:value="57996" table:formula="of:=HEX2DEC([.C334])" table:style-name="ce1">
            <text:p>57996</text:p>
          </table:table-cell>
          <table:table-cell table:number-columns-repeated="1638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saxophoneLHLowBClosed</text:p>
          </table:table-cell>
          <table:table-cell office:value-type="string" table:style-name="ce1">
            <text:p>E28D</text:p>
          </table:table-cell>
          <table:table-cell office:value-type="float" office:value="57997" table:formula="of:=HEX2DEC([.C335])" table:style-name="ce1">
            <text:p>57997</text:p>
          </table:table-cell>
          <table:table-cell table:number-columns-repeated="1638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saxophoneLHLowBFlatClosed</text:p>
          </table:table-cell>
          <table:table-cell office:value-type="string" table:style-name="ce1">
            <text:p>E28E</text:p>
          </table:table-cell>
          <table:table-cell office:value-type="float" office:value="57998" table:formula="of:=HEX2DEC([.C336])" table:style-name="ce1">
            <text:p>57998</text:p>
          </table:table-cell>
          <table:table-cell table:number-columns-repeated="1638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saxophoneRHESideClosed</text:p>
          </table:table-cell>
          <table:table-cell office:value-type="string" table:style-name="ce1">
            <text:p>E28F</text:p>
          </table:table-cell>
          <table:table-cell office:value-type="float" office:value="57999" table:formula="of:=HEX2DEC([.C337])" table:style-name="ce1">
            <text:p>57999</text:p>
          </table:table-cell>
          <table:table-cell table:number-columns-repeated="16380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saxophoneRHCSideClosed</text:p>
          </table:table-cell>
          <table:table-cell office:value-type="string" table:style-name="ce1">
            <text:p>E290</text:p>
          </table:table-cell>
          <table:table-cell office:value-type="float" office:value="58000" table:formula="of:=HEX2DEC([.C338])" table:style-name="ce1">
            <text:p>58000</text:p>
          </table:table-cell>
          <table:table-cell table:number-columns-repeated="16380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saxophoneRHBFlatSideClosed</text:p>
          </table:table-cell>
          <table:table-cell office:value-type="string" table:style-name="ce1">
            <text:p>E291</text:p>
          </table:table-cell>
          <table:table-cell office:value-type="float" office:value="58001" table:formula="of:=HEX2DEC([.C339])" table:style-name="ce1">
            <text:p>58001</text:p>
          </table:table-cell>
          <table:table-cell table:number-columns-repeated="16380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saxophoneRHHighFSharpClosed</text:p>
          </table:table-cell>
          <table:table-cell office:value-type="string" table:style-name="ce1">
            <text:p>E292</text:p>
          </table:table-cell>
          <table:table-cell office:value-type="float" office:value="58002" table:formula="of:=HEX2DEC([.C340])" table:style-name="ce1">
            <text:p>58002</text:p>
          </table:table-cell>
          <table:table-cell table:number-columns-repeated="16380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saxophoneRH1stFingerClosed</text:p>
          </table:table-cell>
          <table:table-cell office:value-type="string" table:style-name="ce1">
            <text:p>E293</text:p>
          </table:table-cell>
          <table:table-cell office:value-type="float" office:value="58003" table:formula="of:=HEX2DEC([.C341])" table:style-name="ce1">
            <text:p>58003</text:p>
          </table:table-cell>
          <table:table-cell table:number-columns-repeated="16380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saxophoneRH2ndFingerClosed</text:p>
          </table:table-cell>
          <table:table-cell office:value-type="string" table:style-name="ce1">
            <text:p>E294</text:p>
          </table:table-cell>
          <table:table-cell office:value-type="float" office:value="58004" table:formula="of:=HEX2DEC([.C342])" table:style-name="ce1">
            <text:p>58004</text:p>
          </table:table-cell>
          <table:table-cell table:number-columns-repeated="16380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saxophoneRHFSharpAlternateClosed</text:p>
          </table:table-cell>
          <table:table-cell office:value-type="string" table:style-name="ce1">
            <text:p>E295</text:p>
          </table:table-cell>
          <table:table-cell office:value-type="float" office:value="58005" table:formula="of:=HEX2DEC([.C343])" table:style-name="ce1">
            <text:p>58005</text:p>
          </table:table-cell>
          <table:table-cell table:number-columns-repeated="1638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saxophoneRH3rdFingerClosed</text:p>
          </table:table-cell>
          <table:table-cell office:value-type="string" table:style-name="ce1">
            <text:p>E296</text:p>
          </table:table-cell>
          <table:table-cell office:value-type="float" office:value="58006" table:formula="of:=HEX2DEC([.C344])" table:style-name="ce1">
            <text:p>58006</text:p>
          </table:table-cell>
          <table:table-cell table:number-columns-repeated="16380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saxophoneRHLowEFlatClosed</text:p>
          </table:table-cell>
          <table:table-cell office:value-type="string" table:style-name="ce1">
            <text:p>E297</text:p>
          </table:table-cell>
          <table:table-cell office:value-type="float" office:value="58007" table:formula="of:=HEX2DEC([.C345])" table:style-name="ce1">
            <text:p>58007</text:p>
          </table:table-cell>
          <table:table-cell table:number-columns-repeated="16380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saxophoneRHLowCClosed</text:p>
          </table:table-cell>
          <table:table-cell office:value-type="string" table:style-name="ce1">
            <text:p>E298</text:p>
          </table:table-cell>
          <table:table-cell office:value-type="float" office:value="58008" table:formula="of:=HEX2DEC([.C346])" table:style-name="ce1">
            <text:p>58008</text:p>
          </table:table-cell>
          <table:table-cell table:number-columns-repeated="16380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saxophoneBaritoneLHLowAClosed</text:p>
          </table:table-cell>
          <table:table-cell office:value-type="string" table:style-name="ce1">
            <text:p>E299</text:p>
          </table:table-cell>
          <table:table-cell office:value-type="float" office:value="58009" table:formula="of:=HEX2DEC([.C347])" table:style-name="ce1">
            <text:p>58009</text:p>
          </table:table-cell>
          <table:table-cell table:number-columns-repeated="16380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saxophoneLH1stFingerHalfClosed</text:p>
          </table:table-cell>
          <table:table-cell office:value-type="string" table:style-name="ce1">
            <text:p>E29A</text:p>
          </table:table-cell>
          <table:table-cell office:value-type="float" office:value="58010" table:formula="of:=HEX2DEC([.C348])" table:style-name="ce1">
            <text:p>58010</text:p>
          </table:table-cell>
          <table:table-cell table:number-columns-repeated="16380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saxophoneLH2ndFingerHalfClosed</text:p>
          </table:table-cell>
          <table:table-cell office:value-type="string" table:style-name="ce1">
            <text:p>E29B</text:p>
          </table:table-cell>
          <table:table-cell office:value-type="float" office:value="58011" table:formula="of:=HEX2DEC([.C349])" table:style-name="ce1">
            <text:p>58011</text:p>
          </table:table-cell>
          <table:table-cell table:number-columns-repeated="16380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saxophoneLH3rdFingerHalfClosed</text:p>
          </table:table-cell>
          <table:table-cell office:value-type="string" table:style-name="ce1">
            <text:p>E29C</text:p>
          </table:table-cell>
          <table:table-cell office:value-type="float" office:value="58012" table:formula="of:=HEX2DEC([.C350])" table:style-name="ce1">
            <text:p>58012</text:p>
          </table:table-cell>
          <table:table-cell table:number-columns-repeated="16380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saxophoneRH1stFingerHalfClosed</text:p>
          </table:table-cell>
          <table:table-cell office:value-type="string" table:style-name="ce1">
            <text:p>E29D</text:p>
          </table:table-cell>
          <table:table-cell office:value-type="float" office:value="58013" table:formula="of:=HEX2DEC([.C351])" table:style-name="ce1">
            <text:p>58013</text:p>
          </table:table-cell>
          <table:table-cell table:number-columns-repeated="16380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saxophoneRH2ndFingerHalfClosed</text:p>
          </table:table-cell>
          <table:table-cell office:value-type="string" table:style-name="ce1">
            <text:p>E29E</text:p>
          </table:table-cell>
          <table:table-cell office:value-type="float" office:value="58014" table:formula="of:=HEX2DEC([.C352])" table:style-name="ce1">
            <text:p>58014</text:p>
          </table:table-cell>
          <table:table-cell table:number-columns-repeated="16380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saxophoneRH3rdFingerHalfClosed</text:p>
          </table:table-cell>
          <table:table-cell office:value-type="string" table:style-name="ce1">
            <text:p>E29F</text:p>
          </table:table-cell>
          <table:table-cell office:value-type="float" office:value="58015" table:formula="of:=HEX2DEC([.C353])" table:style-name="ce1">
            <text:p>58015</text:p>
          </table:table-cell>
          <table:table-cell table:number-columns-repeated="16380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saxophoneLHOctaveTrill</text:p>
          </table:table-cell>
          <table:table-cell office:value-type="string" table:style-name="ce1">
            <text:p>E2A0</text:p>
          </table:table-cell>
          <table:table-cell office:value-type="float" office:value="58016" table:formula="of:=HEX2DEC([.C354])" table:style-name="ce1">
            <text:p>58016</text:p>
          </table:table-cell>
          <table:table-cell table:number-columns-repeated="16380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saxophoneLHFrontFTrill</text:p>
          </table:table-cell>
          <table:table-cell office:value-type="string" table:style-name="ce1">
            <text:p>E2A1</text:p>
          </table:table-cell>
          <table:table-cell office:value-type="float" office:value="58017" table:formula="of:=HEX2DEC([.C355])" table:style-name="ce1">
            <text:p>58017</text:p>
          </table:table-cell>
          <table:table-cell table:number-columns-repeated="16380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saxophoneLH1stFingerTrill</text:p>
          </table:table-cell>
          <table:table-cell office:value-type="string" table:style-name="ce1">
            <text:p>E2A2</text:p>
          </table:table-cell>
          <table:table-cell office:value-type="float" office:value="58018" table:formula="of:=HEX2DEC([.C356])" table:style-name="ce1">
            <text:p>58018</text:p>
          </table:table-cell>
          <table:table-cell table:number-columns-repeated="16380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saxophoneLHBFlatTrill</text:p>
          </table:table-cell>
          <table:table-cell office:value-type="string" table:style-name="ce1">
            <text:p>E2A3</text:p>
          </table:table-cell>
          <table:table-cell office:value-type="float" office:value="58019" table:formula="of:=HEX2DEC([.C357])" table:style-name="ce1">
            <text:p>58019</text:p>
          </table:table-cell>
          <table:table-cell table:number-columns-repeated="16380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saxophoneLH2ndFingerTrill</text:p>
          </table:table-cell>
          <table:table-cell office:value-type="string" table:style-name="ce1">
            <text:p>E2A4</text:p>
          </table:table-cell>
          <table:table-cell office:value-type="float" office:value="58020" table:formula="of:=HEX2DEC([.C358])" table:style-name="ce1">
            <text:p>58020</text:p>
          </table:table-cell>
          <table:table-cell table:number-columns-repeated="16380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saxophoneLH3rdFingerTrill</text:p>
          </table:table-cell>
          <table:table-cell office:value-type="string" table:style-name="ce1">
            <text:p>E2A5</text:p>
          </table:table-cell>
          <table:table-cell office:value-type="float" office:value="58021" table:formula="of:=HEX2DEC([.C359])" table:style-name="ce1">
            <text:p>58021</text:p>
          </table:table-cell>
          <table:table-cell table:number-columns-repeated="16380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saxophoneLHEFlatPalmTrill</text:p>
          </table:table-cell>
          <table:table-cell office:value-type="string" table:style-name="ce1">
            <text:p>E2A6</text:p>
          </table:table-cell>
          <table:table-cell office:value-type="float" office:value="58022" table:formula="of:=HEX2DEC([.C360])" table:style-name="ce1">
            <text:p>58022</text:p>
          </table:table-cell>
          <table:table-cell table:number-columns-repeated="16380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saxophoneLHDPalmTrill</text:p>
          </table:table-cell>
          <table:table-cell office:value-type="string" table:style-name="ce1">
            <text:p>E2A7</text:p>
          </table:table-cell>
          <table:table-cell office:value-type="float" office:value="58023" table:formula="of:=HEX2DEC([.C361])" table:style-name="ce1">
            <text:p>58023</text:p>
          </table:table-cell>
          <table:table-cell table:number-columns-repeated="16380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saxophoneLHFPalmTrill</text:p>
          </table:table-cell>
          <table:table-cell office:value-type="string" table:style-name="ce1">
            <text:p>E2A8</text:p>
          </table:table-cell>
          <table:table-cell office:value-type="float" office:value="58024" table:formula="of:=HEX2DEC([.C362])" table:style-name="ce1">
            <text:p>58024</text:p>
          </table:table-cell>
          <table:table-cell table:number-columns-repeated="16380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saxophoneLHGSharpTrill</text:p>
          </table:table-cell>
          <table:table-cell office:value-type="string" table:style-name="ce1">
            <text:p>E2A9</text:p>
          </table:table-cell>
          <table:table-cell office:value-type="float" office:value="58025" table:formula="of:=HEX2DEC([.C363])" table:style-name="ce1">
            <text:p>58025</text:p>
          </table:table-cell>
          <table:table-cell table:number-columns-repeated="16380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saxophoneLHLowCSharpTrill</text:p>
          </table:table-cell>
          <table:table-cell office:value-type="string" table:style-name="ce1">
            <text:p>E2AA</text:p>
          </table:table-cell>
          <table:table-cell office:value-type="float" office:value="58026" table:formula="of:=HEX2DEC([.C364])" table:style-name="ce1">
            <text:p>58026</text:p>
          </table:table-cell>
          <table:table-cell table:number-columns-repeated="16380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saxophoneLHLowBTrill</text:p>
          </table:table-cell>
          <table:table-cell office:value-type="string" table:style-name="ce1">
            <text:p>E2AB</text:p>
          </table:table-cell>
          <table:table-cell office:value-type="float" office:value="58027" table:formula="of:=HEX2DEC([.C365])" table:style-name="ce1">
            <text:p>58027</text:p>
          </table:table-cell>
          <table:table-cell table:number-columns-repeated="16380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saxophoneLHLowBFlatTrill</text:p>
          </table:table-cell>
          <table:table-cell office:value-type="string" table:style-name="ce1">
            <text:p>E2AC</text:p>
          </table:table-cell>
          <table:table-cell office:value-type="float" office:value="58028" table:formula="of:=HEX2DEC([.C366])" table:style-name="ce1">
            <text:p>58028</text:p>
          </table:table-cell>
          <table:table-cell table:number-columns-repeated="16380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saxophoneRHESideTrill</text:p>
          </table:table-cell>
          <table:table-cell office:value-type="string" table:style-name="ce1">
            <text:p>E2AD</text:p>
          </table:table-cell>
          <table:table-cell office:value-type="float" office:value="58029" table:formula="of:=HEX2DEC([.C367])" table:style-name="ce1">
            <text:p>58029</text:p>
          </table:table-cell>
          <table:table-cell table:number-columns-repeated="16380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saxophoneRHCSideTrill</text:p>
          </table:table-cell>
          <table:table-cell office:value-type="string" table:style-name="ce1">
            <text:p>E2AE</text:p>
          </table:table-cell>
          <table:table-cell office:value-type="float" office:value="58030" table:formula="of:=HEX2DEC([.C368])" table:style-name="ce1">
            <text:p>58030</text:p>
          </table:table-cell>
          <table:table-cell table:number-columns-repeated="16380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saxophoneRHBFlatSideTrill</text:p>
          </table:table-cell>
          <table:table-cell office:value-type="string" table:style-name="ce1">
            <text:p>E2AF</text:p>
          </table:table-cell>
          <table:table-cell office:value-type="float" office:value="58031" table:formula="of:=HEX2DEC([.C369])" table:style-name="ce1">
            <text:p>58031</text:p>
          </table:table-cell>
          <table:table-cell table:number-columns-repeated="16380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saxophoneRHHighFSharpTrill</text:p>
          </table:table-cell>
          <table:table-cell office:value-type="string" table:style-name="ce1">
            <text:p>E2B0</text:p>
          </table:table-cell>
          <table:table-cell office:value-type="float" office:value="58032" table:formula="of:=HEX2DEC([.C370])" table:style-name="ce1">
            <text:p>58032</text:p>
          </table:table-cell>
          <table:table-cell table:number-columns-repeated="16380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saxophoneRH1stFingerTrill</text:p>
          </table:table-cell>
          <table:table-cell office:value-type="string" table:style-name="ce1">
            <text:p>E2B1</text:p>
          </table:table-cell>
          <table:table-cell office:value-type="float" office:value="58033" table:formula="of:=HEX2DEC([.C371])" table:style-name="ce1">
            <text:p>58033</text:p>
          </table:table-cell>
          <table:table-cell table:number-columns-repeated="1638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saxophoneRH2ndFingerTrill</text:p>
          </table:table-cell>
          <table:table-cell office:value-type="string" table:style-name="ce1">
            <text:p>E2B2</text:p>
          </table:table-cell>
          <table:table-cell office:value-type="float" office:value="58034" table:formula="of:=HEX2DEC([.C372])" table:style-name="ce1">
            <text:p>58034</text:p>
          </table:table-cell>
          <table:table-cell table:number-columns-repeated="16380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saxophoneRHFSharpAlternateTrill</text:p>
          </table:table-cell>
          <table:table-cell office:value-type="string" table:style-name="ce1">
            <text:p>E2B3</text:p>
          </table:table-cell>
          <table:table-cell office:value-type="float" office:value="58035" table:formula="of:=HEX2DEC([.C373])" table:style-name="ce1">
            <text:p>58035</text:p>
          </table:table-cell>
          <table:table-cell table:number-columns-repeated="16380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saxophoneRH3rdFingerTrill</text:p>
          </table:table-cell>
          <table:table-cell office:value-type="string" table:style-name="ce1">
            <text:p>E2B4</text:p>
          </table:table-cell>
          <table:table-cell office:value-type="float" office:value="58036" table:formula="of:=HEX2DEC([.C374])" table:style-name="ce1">
            <text:p>58036</text:p>
          </table:table-cell>
          <table:table-cell table:number-columns-repeated="16380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saxophoneRHLowEFlatTrill</text:p>
          </table:table-cell>
          <table:table-cell office:value-type="string" table:style-name="ce1">
            <text:p>E2B5</text:p>
          </table:table-cell>
          <table:table-cell office:value-type="float" office:value="58037" table:formula="of:=HEX2DEC([.C375])" table:style-name="ce1">
            <text:p>58037</text:p>
          </table:table-cell>
          <table:table-cell table:number-columns-repeated="16380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saxophoneRHLowCTrill</text:p>
          </table:table-cell>
          <table:table-cell office:value-type="string" table:style-name="ce1">
            <text:p>E2B6</text:p>
          </table:table-cell>
          <table:table-cell office:value-type="float" office:value="58038" table:formula="of:=HEX2DEC([.C376])" table:style-name="ce1">
            <text:p>58038</text:p>
          </table:table-cell>
          <table:table-cell table:number-columns-repeated="16380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saxophoneBaritoneLHLowATrill</text:p>
          </table:table-cell>
          <table:table-cell office:value-type="string" table:style-name="ce1">
            <text:p>E2B7</text:p>
          </table:table-cell>
          <table:table-cell office:value-type="float" office:value="58039" table:formula="of:=HEX2DEC([.C377])" table:style-name="ce1">
            <text:p>58039</text:p>
          </table:table-cell>
          <table:table-cell table:number-columns-repeated="16380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recorderChart</text:p>
          </table:table-cell>
          <table:table-cell office:value-type="string" table:style-name="ce1">
            <text:p>E320</text:p>
          </table:table-cell>
          <table:table-cell office:value-type="float" office:value="58144" table:formula="of:=HEX2DEC([.C378])" table:style-name="ce1">
            <text:p>58144</text:p>
          </table:table-cell>
          <table:table-cell table:number-columns-repeated="16380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recorderLHThumbClosed</text:p>
          </table:table-cell>
          <table:table-cell office:value-type="string" table:style-name="ce1">
            <text:p>E321</text:p>
          </table:table-cell>
          <table:table-cell office:value-type="float" office:value="58145" table:formula="of:=HEX2DEC([.C379])" table:style-name="ce1">
            <text:p>58145</text:p>
          </table:table-cell>
          <table:table-cell table:number-columns-repeated="16380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recorderLH1stFingerClosed</text:p>
          </table:table-cell>
          <table:table-cell office:value-type="string" table:style-name="ce1">
            <text:p>E322</text:p>
          </table:table-cell>
          <table:table-cell office:value-type="float" office:value="58146" table:formula="of:=HEX2DEC([.C380])" table:style-name="ce1">
            <text:p>58146</text:p>
          </table:table-cell>
          <table:table-cell table:number-columns-repeated="16380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recorderLH2ndFingerClosed</text:p>
          </table:table-cell>
          <table:table-cell office:value-type="string" table:style-name="ce1">
            <text:p>E323</text:p>
          </table:table-cell>
          <table:table-cell office:value-type="float" office:value="58147" table:formula="of:=HEX2DEC([.C381])" table:style-name="ce1">
            <text:p>58147</text:p>
          </table:table-cell>
          <table:table-cell table:number-columns-repeated="16380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recorderLH3rdFingerClosed</text:p>
          </table:table-cell>
          <table:table-cell office:value-type="string" table:style-name="ce1">
            <text:p>E324</text:p>
          </table:table-cell>
          <table:table-cell office:value-type="float" office:value="58148" table:formula="of:=HEX2DEC([.C382])" table:style-name="ce1">
            <text:p>58148</text:p>
          </table:table-cell>
          <table:table-cell table:number-columns-repeated="16380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recorderRH1stFingerClosed</text:p>
          </table:table-cell>
          <table:table-cell office:value-type="string" table:style-name="ce1">
            <text:p>E325</text:p>
          </table:table-cell>
          <table:table-cell office:value-type="float" office:value="58149" table:formula="of:=HEX2DEC([.C383])" table:style-name="ce1">
            <text:p>58149</text:p>
          </table:table-cell>
          <table:table-cell table:number-columns-repeated="16380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recorderRH2ndFingerClosed</text:p>
          </table:table-cell>
          <table:table-cell office:value-type="string" table:style-name="ce1">
            <text:p>E326</text:p>
          </table:table-cell>
          <table:table-cell office:value-type="float" office:value="58150" table:formula="of:=HEX2DEC([.C384])" table:style-name="ce1">
            <text:p>58150</text:p>
          </table:table-cell>
          <table:table-cell table:number-columns-repeated="16380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recorderRH1stDoubleHoleLeftClosed</text:p>
          </table:table-cell>
          <table:table-cell office:value-type="string" table:style-name="ce1">
            <text:p>E327</text:p>
          </table:table-cell>
          <table:table-cell office:value-type="float" office:value="58151" table:formula="of:=HEX2DEC([.C385])" table:style-name="ce1">
            <text:p>58151</text:p>
          </table:table-cell>
          <table:table-cell table:number-columns-repeated="16380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recorderRH1stDoubleHoleRightClosed</text:p>
          </table:table-cell>
          <table:table-cell office:value-type="string" table:style-name="ce1">
            <text:p>E328</text:p>
          </table:table-cell>
          <table:table-cell office:value-type="float" office:value="58152" table:formula="of:=HEX2DEC([.C386])" table:style-name="ce1">
            <text:p>58152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recorderRH2ndDoubleHoleLeftClosed</text:p>
          </table:table-cell>
          <table:table-cell office:value-type="string" table:style-name="ce1">
            <text:p>E329</text:p>
          </table:table-cell>
          <table:table-cell office:value-type="float" office:value="58153" table:formula="of:=HEX2DEC([.C387])" table:style-name="ce1">
            <text:p>58153</text:p>
          </table:table-cell>
          <table:table-cell table:number-columns-repeated="16380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recorderRH2ndDoubleHoleRightClosed</text:p>
          </table:table-cell>
          <table:table-cell office:value-type="string" table:style-name="ce1">
            <text:p>E32A</text:p>
          </table:table-cell>
          <table:table-cell office:value-type="float" office:value="58154" table:formula="of:=HEX2DEC([.C388])" table:style-name="ce1">
            <text:p>58154</text:p>
          </table:table-cell>
          <table:table-cell table:number-columns-repeated="16380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recorderBellKeyClosed</text:p>
          </table:table-cell>
          <table:table-cell office:value-type="string" table:style-name="ce1">
            <text:p>E32B</text:p>
          </table:table-cell>
          <table:table-cell office:value-type="float" office:value="58155" table:formula="of:=HEX2DEC([.C389])" table:style-name="ce1">
            <text:p>58155</text:p>
          </table:table-cell>
          <table:table-cell table:number-columns-repeated="16380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recorderLHThumbHalfClosedLeft</text:p>
          </table:table-cell>
          <table:table-cell office:value-type="string" table:style-name="ce1">
            <text:p>E32C</text:p>
          </table:table-cell>
          <table:table-cell office:value-type="float" office:value="58156" table:formula="of:=HEX2DEC([.C390])" table:style-name="ce1">
            <text:p>58156</text:p>
          </table:table-cell>
          <table:table-cell table:number-columns-repeated="16380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recorderLH1stFingerHalfClosedLeft</text:p>
          </table:table-cell>
          <table:table-cell office:value-type="string" table:style-name="ce1">
            <text:p>E32D</text:p>
          </table:table-cell>
          <table:table-cell office:value-type="float" office:value="58157" table:formula="of:=HEX2DEC([.C391])" table:style-name="ce1">
            <text:p>58157</text:p>
          </table:table-cell>
          <table:table-cell table:number-columns-repeated="16380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recorderLH2ndFingerHalfClosedLeft</text:p>
          </table:table-cell>
          <table:table-cell office:value-type="string" table:style-name="ce1">
            <text:p>E32E</text:p>
          </table:table-cell>
          <table:table-cell office:value-type="float" office:value="58158" table:formula="of:=HEX2DEC([.C392])" table:style-name="ce1">
            <text:p>58158</text:p>
          </table:table-cell>
          <table:table-cell table:number-columns-repeated="16380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recorderLH3rdFingerHalfClosedLeft</text:p>
          </table:table-cell>
          <table:table-cell office:value-type="string" table:style-name="ce1">
            <text:p>E32F</text:p>
          </table:table-cell>
          <table:table-cell office:value-type="float" office:value="58159" table:formula="of:=HEX2DEC([.C393])" table:style-name="ce1">
            <text:p>58159</text:p>
          </table:table-cell>
          <table:table-cell table:number-columns-repeated="16380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recorderRH1stFingerHalfClosedLeft</text:p>
          </table:table-cell>
          <table:table-cell office:value-type="string" table:style-name="ce1">
            <text:p>E330</text:p>
          </table:table-cell>
          <table:table-cell office:value-type="float" office:value="58160" table:formula="of:=HEX2DEC([.C394])" table:style-name="ce1">
            <text:p>58160</text:p>
          </table:table-cell>
          <table:table-cell table:number-columns-repeated="16380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recorderRH2ndFingerHalfClosedLeft</text:p>
          </table:table-cell>
          <table:table-cell office:value-type="string" table:style-name="ce1">
            <text:p>E331</text:p>
          </table:table-cell>
          <table:table-cell office:value-type="float" office:value="58161" table:formula="of:=HEX2DEC([.C395])" table:style-name="ce1">
            <text:p>58161</text:p>
          </table:table-cell>
          <table:table-cell table:number-columns-repeated="16380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recorderRH1stDoubleHoleLeftHalfClosedLeft</text:p>
          </table:table-cell>
          <table:table-cell office:value-type="string" table:style-name="ce1">
            <text:p>E332</text:p>
          </table:table-cell>
          <table:table-cell office:value-type="float" office:value="58162" table:formula="of:=HEX2DEC([.C396])" table:style-name="ce1">
            <text:p>58162</text:p>
          </table:table-cell>
          <table:table-cell table:number-columns-repeated="16380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recorderRH1stDoubleHoleRightHalfClosedLeft</text:p>
          </table:table-cell>
          <table:table-cell office:value-type="string" table:style-name="ce1">
            <text:p>E333</text:p>
          </table:table-cell>
          <table:table-cell office:value-type="float" office:value="58163" table:formula="of:=HEX2DEC([.C397])" table:style-name="ce1">
            <text:p>58163</text:p>
          </table:table-cell>
          <table:table-cell table:number-columns-repeated="16380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recorderRH2ndDoubleHoleLeftHalfClosedLeft</text:p>
          </table:table-cell>
          <table:table-cell office:value-type="string" table:style-name="ce1">
            <text:p>E334</text:p>
          </table:table-cell>
          <table:table-cell office:value-type="float" office:value="58164" table:formula="of:=HEX2DEC([.C398])" table:style-name="ce1">
            <text:p>58164</text:p>
          </table:table-cell>
          <table:table-cell table:number-columns-repeated="16380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recorderRH2ndDoubleHoleRightHalfClosedLeft</text:p>
          </table:table-cell>
          <table:table-cell office:value-type="string" table:style-name="ce1">
            <text:p>E335</text:p>
          </table:table-cell>
          <table:table-cell office:value-type="float" office:value="58165" table:formula="of:=HEX2DEC([.C399])" table:style-name="ce1">
            <text:p>58165</text:p>
          </table:table-cell>
          <table:table-cell table:number-columns-repeated="16380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recorderLHThumbHalfClosedRight</text:p>
          </table:table-cell>
          <table:table-cell office:value-type="string" table:style-name="ce1">
            <text:p>E336</text:p>
          </table:table-cell>
          <table:table-cell office:value-type="float" office:value="58166" table:formula="of:=HEX2DEC([.C400])" table:style-name="ce1">
            <text:p>58166</text:p>
          </table:table-cell>
          <table:table-cell table:number-columns-repeated="16380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recorderLH1stFingerHalfClosedRight</text:p>
          </table:table-cell>
          <table:table-cell office:value-type="string" table:style-name="ce1">
            <text:p>E337</text:p>
          </table:table-cell>
          <table:table-cell office:value-type="float" office:value="58167" table:formula="of:=HEX2DEC([.C401])" table:style-name="ce1">
            <text:p>58167</text:p>
          </table:table-cell>
          <table:table-cell table:number-columns-repeated="16380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recorderLH2ndFingerHalfClosedRight</text:p>
          </table:table-cell>
          <table:table-cell office:value-type="string" table:style-name="ce1">
            <text:p>E338</text:p>
          </table:table-cell>
          <table:table-cell office:value-type="float" office:value="58168" table:formula="of:=HEX2DEC([.C402])" table:style-name="ce1">
            <text:p>58168</text:p>
          </table:table-cell>
          <table:table-cell table:number-columns-repeated="16380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recorderLH3rdFingerHalfClosedRight</text:p>
          </table:table-cell>
          <table:table-cell office:value-type="string" table:style-name="ce1">
            <text:p>E339</text:p>
          </table:table-cell>
          <table:table-cell office:value-type="float" office:value="58169" table:formula="of:=HEX2DEC([.C403])" table:style-name="ce1">
            <text:p>58169</text:p>
          </table:table-cell>
          <table:table-cell table:number-columns-repeated="1638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recorderRH1stFingerHalfClosedRight</text:p>
          </table:table-cell>
          <table:table-cell office:value-type="string" table:style-name="ce1">
            <text:p>E33A</text:p>
          </table:table-cell>
          <table:table-cell office:value-type="float" office:value="58170" table:formula="of:=HEX2DEC([.C404])" table:style-name="ce1">
            <text:p>58170</text:p>
          </table:table-cell>
          <table:table-cell table:number-columns-repeated="16380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recorderRH2ndFingerHalfClosedRight</text:p>
          </table:table-cell>
          <table:table-cell office:value-type="string" table:style-name="ce1">
            <text:p>E33B</text:p>
          </table:table-cell>
          <table:table-cell office:value-type="float" office:value="58171" table:formula="of:=HEX2DEC([.C405])" table:style-name="ce1">
            <text:p>58171</text:p>
          </table:table-cell>
          <table:table-cell table:number-columns-repeated="16380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recorderRH1stDoubleHoleLeftHalfClosedRight</text:p>
          </table:table-cell>
          <table:table-cell office:value-type="string" table:style-name="ce1">
            <text:p>E33C</text:p>
          </table:table-cell>
          <table:table-cell office:value-type="float" office:value="58172" table:formula="of:=HEX2DEC([.C406])" table:style-name="ce1">
            <text:p>58172</text:p>
          </table:table-cell>
          <table:table-cell table:number-columns-repeated="16380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recorderRH1stDoubleHoleRightHalfClosedRight</text:p>
          </table:table-cell>
          <table:table-cell office:value-type="string" table:style-name="ce1">
            <text:p>E33D</text:p>
          </table:table-cell>
          <table:table-cell office:value-type="float" office:value="58173" table:formula="of:=HEX2DEC([.C407])" table:style-name="ce1">
            <text:p>58173</text:p>
          </table:table-cell>
          <table:table-cell table:number-columns-repeated="16380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recorderRH2ndDoubleHoleLeftHalfClosedRight</text:p>
          </table:table-cell>
          <table:table-cell office:value-type="string" table:style-name="ce1">
            <text:p>E33E</text:p>
          </table:table-cell>
          <table:table-cell office:value-type="float" office:value="58174" table:formula="of:=HEX2DEC([.C408])" table:style-name="ce1">
            <text:p>58174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recorderRH2ndDoubleHoleRightHalfClosedRight</text:p>
          </table:table-cell>
          <table:table-cell office:value-type="string" table:style-name="ce1">
            <text:p>E33F</text:p>
          </table:table-cell>
          <table:table-cell office:value-type="float" office:value="58175" table:formula="of:=HEX2DEC([.C409])" table:style-name="ce1">
            <text:p>58175</text:p>
          </table:table-cell>
          <table:table-cell table:number-columns-repeated="16380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recorderLHThumbQuarterClosedLeft</text:p>
          </table:table-cell>
          <table:table-cell office:value-type="string" table:style-name="ce1">
            <text:p>E340</text:p>
          </table:table-cell>
          <table:table-cell office:value-type="float" office:value="58176" table:formula="of:=HEX2DEC([.C410])" table:style-name="ce1">
            <text:p>58176</text:p>
          </table:table-cell>
          <table:table-cell table:number-columns-repeated="16380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recorderLH1stFingerQuarterClosedLeft</text:p>
          </table:table-cell>
          <table:table-cell office:value-type="string" table:style-name="ce1">
            <text:p>E341</text:p>
          </table:table-cell>
          <table:table-cell office:value-type="float" office:value="58177" table:formula="of:=HEX2DEC([.C411])" table:style-name="ce1">
            <text:p>58177</text:p>
          </table:table-cell>
          <table:table-cell table:number-columns-repeated="16380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recorderLH2ndFingerQuarterClosedLeft</text:p>
          </table:table-cell>
          <table:table-cell office:value-type="string" table:style-name="ce1">
            <text:p>E342</text:p>
          </table:table-cell>
          <table:table-cell office:value-type="float" office:value="58178" table:formula="of:=HEX2DEC([.C412])" table:style-name="ce1">
            <text:p>58178</text:p>
          </table:table-cell>
          <table:table-cell table:number-columns-repeated="1638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recorderLH3rdFingerQuarterClosedLeft</text:p>
          </table:table-cell>
          <table:table-cell office:value-type="string" table:style-name="ce1">
            <text:p>E343</text:p>
          </table:table-cell>
          <table:table-cell office:value-type="float" office:value="58179" table:formula="of:=HEX2DEC([.C413])" table:style-name="ce1">
            <text:p>58179</text:p>
          </table:table-cell>
          <table:table-cell table:number-columns-repeated="16380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recorderRH1stFingerQuarterClosedLeft</text:p>
          </table:table-cell>
          <table:table-cell office:value-type="string" table:style-name="ce1">
            <text:p>E344</text:p>
          </table:table-cell>
          <table:table-cell office:value-type="float" office:value="58180" table:formula="of:=HEX2DEC([.C414])" table:style-name="ce1">
            <text:p>58180</text:p>
          </table:table-cell>
          <table:table-cell table:number-columns-repeated="16380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recorderRH2ndFingerQuarterClosedLeft</text:p>
          </table:table-cell>
          <table:table-cell office:value-type="string" table:style-name="ce1">
            <text:p>E345</text:p>
          </table:table-cell>
          <table:table-cell office:value-type="float" office:value="58181" table:formula="of:=HEX2DEC([.C415])" table:style-name="ce1">
            <text:p>58181</text:p>
          </table:table-cell>
          <table:table-cell table:number-columns-repeated="16380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recorderRH1stDoubleHoleLeftQuarterClosedLeft</text:p>
          </table:table-cell>
          <table:table-cell office:value-type="string" table:style-name="ce1">
            <text:p>E346</text:p>
          </table:table-cell>
          <table:table-cell office:value-type="float" office:value="58182" table:formula="of:=HEX2DEC([.C416])" table:style-name="ce1">
            <text:p>58182</text:p>
          </table:table-cell>
          <table:table-cell table:number-columns-repeated="16380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recorderRH1stDoubleHoleRightQuarterClosedLeft</text:p>
          </table:table-cell>
          <table:table-cell office:value-type="string" table:style-name="ce1">
            <text:p>E347</text:p>
          </table:table-cell>
          <table:table-cell office:value-type="float" office:value="58183" table:formula="of:=HEX2DEC([.C417])" table:style-name="ce1">
            <text:p>58183</text:p>
          </table:table-cell>
          <table:table-cell table:number-columns-repeated="16380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recorderRH2ndDoubleHoleLeftQuarterClosedLeft</text:p>
          </table:table-cell>
          <table:table-cell office:value-type="string" table:style-name="ce1">
            <text:p>E348</text:p>
          </table:table-cell>
          <table:table-cell office:value-type="float" office:value="58184" table:formula="of:=HEX2DEC([.C418])" table:style-name="ce1">
            <text:p>58184</text:p>
          </table:table-cell>
          <table:table-cell table:number-columns-repeated="16380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recorderRH2ndDoubleHoleRightQuarterClosedLeft</text:p>
          </table:table-cell>
          <table:table-cell office:value-type="string" table:style-name="ce1">
            <text:p>E349</text:p>
          </table:table-cell>
          <table:table-cell office:value-type="float" office:value="58185" table:formula="of:=HEX2DEC([.C419])" table:style-name="ce1">
            <text:p>58185</text:p>
          </table:table-cell>
          <table:table-cell table:number-columns-repeated="16380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recorderLHThumbQuarterClosedRight</text:p>
          </table:table-cell>
          <table:table-cell office:value-type="string" table:style-name="ce1">
            <text:p>E34A</text:p>
          </table:table-cell>
          <table:table-cell office:value-type="float" office:value="58186" table:formula="of:=HEX2DEC([.C420])" table:style-name="ce1">
            <text:p>58186</text:p>
          </table:table-cell>
          <table:table-cell table:number-columns-repeated="16380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recorderLH1stFingerQuarterClosedRight</text:p>
          </table:table-cell>
          <table:table-cell office:value-type="string" table:style-name="ce1">
            <text:p>E34B</text:p>
          </table:table-cell>
          <table:table-cell office:value-type="float" office:value="58187" table:formula="of:=HEX2DEC([.C421])" table:style-name="ce1">
            <text:p>58187</text:p>
          </table:table-cell>
          <table:table-cell table:number-columns-repeated="16380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recorderLH2ndFingerQuarterClosedRight</text:p>
          </table:table-cell>
          <table:table-cell office:value-type="string" table:style-name="ce1">
            <text:p>E34C</text:p>
          </table:table-cell>
          <table:table-cell office:value-type="float" office:value="58188" table:formula="of:=HEX2DEC([.C422])" table:style-name="ce1">
            <text:p>58188</text:p>
          </table:table-cell>
          <table:table-cell table:number-columns-repeated="16380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recorderLH3rdFingerQuarterClosedRight</text:p>
          </table:table-cell>
          <table:table-cell office:value-type="string" table:style-name="ce1">
            <text:p>E34D</text:p>
          </table:table-cell>
          <table:table-cell office:value-type="float" office:value="58189" table:formula="of:=HEX2DEC([.C423])" table:style-name="ce1">
            <text:p>58189</text:p>
          </table:table-cell>
          <table:table-cell table:number-columns-repeated="16380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recorderRH1stFingerQuarterClosedRight</text:p>
          </table:table-cell>
          <table:table-cell office:value-type="string" table:style-name="ce1">
            <text:p>E34E</text:p>
          </table:table-cell>
          <table:table-cell office:value-type="float" office:value="58190" table:formula="of:=HEX2DEC([.C424])" table:style-name="ce1">
            <text:p>58190</text:p>
          </table:table-cell>
          <table:table-cell table:number-columns-repeated="16380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recorderRH2ndFingerQuarterClosedRight</text:p>
          </table:table-cell>
          <table:table-cell office:value-type="string" table:style-name="ce1">
            <text:p>E34F</text:p>
          </table:table-cell>
          <table:table-cell office:value-type="float" office:value="58191" table:formula="of:=HEX2DEC([.C425])" table:style-name="ce1">
            <text:p>58191</text:p>
          </table:table-cell>
          <table:table-cell table:number-columns-repeated="16380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recorderRH1stDoubleHoleLeftQuarterClosedRight</text:p>
          </table:table-cell>
          <table:table-cell office:value-type="string" table:style-name="ce1">
            <text:p>E350</text:p>
          </table:table-cell>
          <table:table-cell office:value-type="float" office:value="58192" table:formula="of:=HEX2DEC([.C426])" table:style-name="ce1">
            <text:p>58192</text:p>
          </table:table-cell>
          <table:table-cell table:number-columns-repeated="16380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recorderRH1stDoubleHoleRightQuarterClosedRight</text:p>
          </table:table-cell>
          <table:table-cell office:value-type="string" table:style-name="ce1">
            <text:p>E351</text:p>
          </table:table-cell>
          <table:table-cell office:value-type="float" office:value="58193" table:formula="of:=HEX2DEC([.C427])" table:style-name="ce1">
            <text:p>58193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recorderRH2ndDoubleHoleLeftQuarterClosedRight</text:p>
          </table:table-cell>
          <table:table-cell office:value-type="string" table:style-name="ce1">
            <text:p>E352</text:p>
          </table:table-cell>
          <table:table-cell office:value-type="float" office:value="58194" table:formula="of:=HEX2DEC([.C428])" table:style-name="ce1">
            <text:p>58194</text:p>
          </table:table-cell>
          <table:table-cell table:number-columns-repeated="16380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recorderRH2ndDoubleHoleRightQuarterClosedRight</text:p>
          </table:table-cell>
          <table:table-cell office:value-type="string" table:style-name="ce1">
            <text:p>E353</text:p>
          </table:table-cell>
          <table:table-cell office:value-type="float" office:value="58195" table:formula="of:=HEX2DEC([.C429])" table:style-name="ce1">
            <text:p>58195</text:p>
          </table:table-cell>
          <table:table-cell table:number-columns-repeated="16380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recorderLHThumbTrill</text:p>
          </table:table-cell>
          <table:table-cell office:value-type="string" table:style-name="ce1">
            <text:p>E354</text:p>
          </table:table-cell>
          <table:table-cell office:value-type="float" office:value="58196" table:formula="of:=HEX2DEC([.C430])" table:style-name="ce1">
            <text:p>58196</text:p>
          </table:table-cell>
          <table:table-cell table:number-columns-repeated="16380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recorderLH1stFingerTrill</text:p>
          </table:table-cell>
          <table:table-cell office:value-type="string" table:style-name="ce1">
            <text:p>E355</text:p>
          </table:table-cell>
          <table:table-cell office:value-type="float" office:value="58197" table:formula="of:=HEX2DEC([.C431])" table:style-name="ce1">
            <text:p>58197</text:p>
          </table:table-cell>
          <table:table-cell table:number-columns-repeated="16380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recorderLH2ndFingerTrill</text:p>
          </table:table-cell>
          <table:table-cell office:value-type="string" table:style-name="ce1">
            <text:p>E356</text:p>
          </table:table-cell>
          <table:table-cell office:value-type="float" office:value="58198" table:formula="of:=HEX2DEC([.C432])" table:style-name="ce1">
            <text:p>58198</text:p>
          </table:table-cell>
          <table:table-cell table:number-columns-repeated="16380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recorderLH3rdFingerTrill</text:p>
          </table:table-cell>
          <table:table-cell office:value-type="string" table:style-name="ce1">
            <text:p>E357</text:p>
          </table:table-cell>
          <table:table-cell office:value-type="float" office:value="58199" table:formula="of:=HEX2DEC([.C433])" table:style-name="ce1">
            <text:p>58199</text:p>
          </table:table-cell>
          <table:table-cell table:number-columns-repeated="16380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recorderRH1stFingerTrill</text:p>
          </table:table-cell>
          <table:table-cell office:value-type="string" table:style-name="ce1">
            <text:p>E358</text:p>
          </table:table-cell>
          <table:table-cell office:value-type="float" office:value="58200" table:formula="of:=HEX2DEC([.C434])" table:style-name="ce1">
            <text:p>58200</text:p>
          </table:table-cell>
          <table:table-cell table:number-columns-repeated="16380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recorderRH2ndFingerTrill</text:p>
          </table:table-cell>
          <table:table-cell office:value-type="string" table:style-name="ce1">
            <text:p>E359</text:p>
          </table:table-cell>
          <table:table-cell office:value-type="float" office:value="58201" table:formula="of:=HEX2DEC([.C435])" table:style-name="ce1">
            <text:p>58201</text:p>
          </table:table-cell>
          <table:table-cell table:number-columns-repeated="16380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recorderRH1stDoubleHoleLeftTrill</text:p>
          </table:table-cell>
          <table:table-cell office:value-type="string" table:style-name="ce1">
            <text:p>E35A</text:p>
          </table:table-cell>
          <table:table-cell office:value-type="float" office:value="58202" table:formula="of:=HEX2DEC([.C436])" table:style-name="ce1">
            <text:p>58202</text:p>
          </table:table-cell>
          <table:table-cell table:number-columns-repeated="16380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recorderRH1stDoubleHoleRightTrill</text:p>
          </table:table-cell>
          <table:table-cell office:value-type="string" table:style-name="ce1">
            <text:p>E35B</text:p>
          </table:table-cell>
          <table:table-cell office:value-type="float" office:value="58203" table:formula="of:=HEX2DEC([.C437])" table:style-name="ce1">
            <text:p>58203</text:p>
          </table:table-cell>
          <table:table-cell table:number-columns-repeated="16380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recorderRH2ndDoubleHoleLeftTrill</text:p>
          </table:table-cell>
          <table:table-cell office:value-type="string" table:style-name="ce1">
            <text:p>E35C</text:p>
          </table:table-cell>
          <table:table-cell office:value-type="float" office:value="58204" table:formula="of:=HEX2DEC([.C438])" table:style-name="ce1">
            <text:p>58204</text:p>
          </table:table-cell>
          <table:table-cell table:number-columns-repeated="16380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recorderRH2ndDoubleHoleRightTrill</text:p>
          </table:table-cell>
          <table:table-cell office:value-type="string" table:style-name="ce1">
            <text:p>E35D</text:p>
          </table:table-cell>
          <table:table-cell office:value-type="float" office:value="58205" table:formula="of:=HEX2DEC([.C439])" table:style-name="ce1">
            <text:p>58205</text:p>
          </table:table-cell>
          <table:table-cell table:number-columns-repeated="16380"/>
        </table:table-row>
        <table:table-row table:number-rows-repeated="1048137" table:style-name="ro1">
          <table:table-cell table:number-columns-repeated="16384"/>
        </table:table-row>
      </table:table>
      <table:table table:name="ranges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Range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Dec</text:p>
          </table:table-cell>
          <table:table-cell office:value-type="string" table:style-name="ce2">
            <text:p>Range Start</text:p>
          </table:table-cell>
          <table:table-cell office:value-type="string" table:style-name="ce2">
            <text:p>Range E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oodwind</text:p>
          </table:table-cell>
          <table:table-cell office:value-type="string" table:style-name="ce1">
            <text:p>flute</text:p>
          </table:table-cell>
          <table:table-cell office:value-type="string" table:style-name="ce1">
            <text:p>Flute</text:p>
          </table:table-cell>
          <table:table-cell office:value-type="float" office:value="57344" table:style-name="ce1">
            <text:p>57344</text:p>
          </table:table-cell>
          <table:table-cell office:value-type="string" office:string-value="E000" table:formula="of:=DEC2HEX([.D2])" table:style-name="ce1">
            <text:p>E000</text:p>
          </table:table-cell>
          <table:table-cell office:value-type="string" office:string-value="E09F" table:formula="of:=DEC2HEX([.D3]-1)" table:style-name="ce1">
            <text:p>E09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oodwind</text:p>
          </table:table-cell>
          <table:table-cell office:value-type="string" table:style-name="ce1">
            <text:p>clarinet</text:p>
          </table:table-cell>
          <table:table-cell office:value-type="string" table:style-name="ce1">
            <text:p>Clarinet</text:p>
          </table:table-cell>
          <table:table-cell office:value-type="float" office:value="57504" table:formula="of:=[.D2]+160" table:style-name="ce1">
            <text:p>57504</text:p>
          </table:table-cell>
          <table:table-cell office:value-type="string" office:string-value="E0A0" table:formula="of:=DEC2HEX([.D3])" table:style-name="ce1">
            <text:p>E0A0</text:p>
          </table:table-cell>
          <table:table-cell office:value-type="string" office:string-value="E13F" table:formula="of:=DEC2HEX([.D4]-1)" table:style-name="ce1">
            <text:p>E13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oodwind</text:p>
          </table:table-cell>
          <table:table-cell office:value-type="string" table:style-name="ce1">
            <text:p>oboe</text:p>
          </table:table-cell>
          <table:table-cell office:value-type="string" table:style-name="ce1">
            <text:p>Oboe</text:p>
          </table:table-cell>
          <table:table-cell office:value-type="float" office:value="57664" table:formula="of:=[.D3]+160" table:style-name="ce1">
            <text:p>57664</text:p>
          </table:table-cell>
          <table:table-cell office:value-type="string" office:string-value="E140" table:formula="of:=DEC2HEX([.D4])" table:style-name="ce1">
            <text:p>E140</text:p>
          </table:table-cell>
          <table:table-cell office:value-type="string" office:string-value="E1DF" table:formula="of:=DEC2HEX([.D5]-1)" table:style-name="ce1">
            <text:p>E1D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oodwind</text:p>
          </table:table-cell>
          <table:table-cell office:value-type="string" table:style-name="ce1">
            <text:p>bassoon</text:p>
          </table:table-cell>
          <table:table-cell office:value-type="string" table:style-name="ce1">
            <text:p>Bassoon</text:p>
          </table:table-cell>
          <table:table-cell office:value-type="float" office:value="57824" table:formula="of:=[.D4]+160" table:style-name="ce1">
            <text:p>57824</text:p>
          </table:table-cell>
          <table:table-cell office:value-type="string" office:string-value="E1E0" table:formula="of:=DEC2HEX([.D5])" table:style-name="ce1">
            <text:p>E1E0</text:p>
          </table:table-cell>
          <table:table-cell office:value-type="string" office:string-value="E27F" table:formula="of:=DEC2HEX([.D6]-1)" table:style-name="ce1">
            <text:p>E27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oodwind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</text:p>
          </table:table-cell>
          <table:table-cell office:value-type="float" office:value="57984" table:formula="of:=[.D5]+160" table:style-name="ce1">
            <text:p>57984</text:p>
          </table:table-cell>
          <table:table-cell office:value-type="string" office:string-value="E280" table:formula="of:=DEC2HEX([.D6])" table:style-name="ce1">
            <text:p>E280</text:p>
          </table:table-cell>
          <table:table-cell office:value-type="string" office:string-value="E31F" table:formula="of:=DEC2HEX([.D7]-1)" table:style-name="ce1">
            <text:p>E31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oodwind</text:p>
          </table:table-cell>
          <table:table-cell office:value-type="string" table:style-name="ce1">
            <text:p>recorder</text:p>
          </table:table-cell>
          <table:table-cell office:value-type="string" table:style-name="ce1">
            <text:p>Recorder</text:p>
          </table:table-cell>
          <table:table-cell office:value-type="float" office:value="58144" table:formula="of:=[.D6]+160" table:style-name="ce1">
            <text:p>58144</text:p>
          </table:table-cell>
          <table:table-cell office:value-type="string" office:string-value="E320" table:formula="of:=DEC2HEX([.D7])" table:style-name="ce1">
            <text:p>E320</text:p>
          </table:table-cell>
          <table:table-cell office:value-type="string" office:string-value="E3BF" table:formula="of:=DEC2HEX([.D8]-1)" table:style-name="ce1">
            <text:p>E3B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oodwind</text:p>
          </table:table-cell>
          <table:table-cell office:value-type="string" table:style-name="ce1">
            <text:p>woodwind</text:p>
          </table:table-cell>
          <table:table-cell office:value-type="string" table:style-name="ce1">
            <text:p>Simple Woodwind</text:p>
          </table:table-cell>
          <table:table-cell office:value-type="float" office:value="58304" table:formula="of:=[.D7]+160" table:style-name="ce1">
            <text:p>58304</text:p>
          </table:table-cell>
          <table:table-cell office:value-type="string" office:string-value="E3C0" table:formula="of:=DEC2HEX([.D8])" table:style-name="ce1">
            <text:p>E3C0</text:p>
          </table:table-cell>
          <table:table-cell office:value-type="string" office:string-value="E45F" table:formula="of:=DEC2HEX([.D9]-1)" table:style-name="ce1">
            <text:p>E45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oodwind</text:p>
          </table:table-cell>
          <table:table-cell table:number-columns-repeated="2" table:style-name="ce1"/>
          <table:table-cell office:value-type="float" office:value="58464" table:formula="of:=[.D8]+160" table:style-name="ce1">
            <text:p>58464</text:p>
          </table:table-cell>
          <table:table-cell office:value-type="string" office:string-value="E460" table:formula="of:=DEC2HEX([.D9])" table:style-name="ce1">
            <text:p>E460</text:p>
          </table:table-cell>
          <table:table-cell office:value-type="string" office:string-value="E4FF" table:formula="of:=DEC2HEX([.D10]-1)" table:style-name="ce1">
            <text:p>E4F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oodwind</text:p>
          </table:table-cell>
          <table:table-cell table:number-columns-repeated="2" table:style-name="ce1"/>
          <table:table-cell office:value-type="float" office:value="58624" table:formula="of:=[.D9]+160" table:style-name="ce1">
            <text:p>58624</text:p>
          </table:table-cell>
          <table:table-cell office:value-type="string" office:string-value="E500" table:formula="of:=DEC2HEX([.D10])" table:style-name="ce1">
            <text:p>E500</text:p>
          </table:table-cell>
          <table:table-cell office:value-type="string" office:string-value="E59F" table:formula="of:=DEC2HEX([.D11]-1)" table:style-name="ce1">
            <text:p>E59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oodwind</text:p>
          </table:table-cell>
          <table:table-cell table:number-columns-repeated="2" table:style-name="ce1"/>
          <table:table-cell office:value-type="float" office:value="58784" table:formula="of:=[.D10]+160" table:style-name="ce1">
            <text:p>58784</text:p>
          </table:table-cell>
          <table:table-cell office:value-type="string" office:string-value="E5A0" table:formula="of:=DEC2HEX([.D11])" table:style-name="ce1">
            <text:p>E5A0</text:p>
          </table:table-cell>
          <table:table-cell office:value-type="string" office:string-value="E63F" table:formula="of:=DEC2HEX([.D12]-1)" table:style-name="ce1">
            <text:p>E63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ass</text:p>
          </table:table-cell>
          <table:table-cell office:value-type="string" table:style-name="ce1">
            <text:p>brass</text:p>
          </table:table-cell>
          <table:table-cell office:value-type="string" table:style-name="ce1">
            <text:p>Simple Brass</text:p>
          </table:table-cell>
          <table:table-cell office:value-type="float" office:value="58944" table:formula="of:=[.D11]+160" table:style-name="ce1">
            <text:p>58944</text:p>
          </table:table-cell>
          <table:table-cell office:value-type="string" office:string-value="E640" table:formula="of:=DEC2HEX([.D12])" table:style-name="ce1">
            <text:p>E640</text:p>
          </table:table-cell>
          <table:table-cell office:value-type="string" office:string-value="E6DF" table:formula="of:=DEC2HEX([.D13]-1)" table:style-name="ce1">
            <text:p>E6D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ass</text:p>
          </table:table-cell>
          <table:table-cell table:number-columns-repeated="2" table:style-name="ce1"/>
          <table:table-cell office:value-type="float" office:value="59104" table:formula="of:=[.D12]+160" table:style-name="ce1">
            <text:p>59104</text:p>
          </table:table-cell>
          <table:table-cell office:value-type="string" office:string-value="E6E0" table:formula="of:=DEC2HEX([.D13])" table:style-name="ce1">
            <text:p>E6E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database-ranges>
        <table:database-range table:target-range-address="glyphnames.A1:glyphnames.D439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3</meta:generator>
    <meta:initial-creator>Microsoft Office User</meta:initial-creator>
    <dc:creator>Microsoft Office User</dc:creator>
    <meta:creation-date>2019-10-08T15:55:21Z</meta:creation-date>
    <dc:date>2019-10-27T20:57:45Z</dc:date>
  </office:meta>
</office:document-meta>
</file>